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2ba8a" officeooo:paragraph-rsid="0002ba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<text:s/>*</text:p>
      <text:p text:style-name="P1"><text:s/>*</text:p>
      <text:p text:style-name="P1"><text:s/>* Distributed under the OpenDDS License.</text:p>
      <text:p text:style-name="P1"><text:s/>* See: http://www.opendds.org/license.html</text:p>
      <text:p text:style-name="P1"><text:s/>*/</text:p>
      <text:p text:style-name="P1"/>
      <text:p text:style-name="P1">template&lt; class MapType&gt;</text:p>
      <text:p text:style-name="P1">std::pair&lt; bool, typename MapType::key_type&gt;</text:p>
      <text:p text:style-name="P1">Monitor::MonitorDataStorage::findKey( MapType&amp; map, TreeNode* node)</text:p>
      <text:p text:style-name="P1">{</text:p>
      <text:p text:style-name="P1"><text:s text:c="2"/>// This search is predicated on a node only being present once in any</text:p>
      <text:p text:style-name="P1"><text:s text:c="2"/>// tree.</text:p>
      <text:p text:style-name="P1"><text:s text:c="2"/>// Need to build a reverse index to do this efficiently.</text:p>
      <text:p text:style-name="P1"><text:s text:c="2"/>for( typename MapType::iterator current = map.begin();</text:p>
      <text:p text:style-name="P1"><text:s text:c="7"/>current != map.end();</text:p>
      <text:p text:style-name="P1"><text:s text:c="7"/>++current) {</text:p>
      <text:p text:style-name="P1"><text:s text:c="4"/>if( node == current-&gt;second.second) {</text:p>
      <text:p text:style-name="P1"><text:s text:c="6"/>return std::make_pair( true, current-&gt;first);</text:p>
      <text:p text:style-name="P1"><text:s text:c="4"/>}</text:p>
      <text:p text:style-name="P1"><text:s text:c="2"/>}</text:p>
      <text:p text:style-name="P1"><text:s text:c="2"/>return std::make_pair( false, typename MapType::key_type());</text:p>
      <text:p text:style-name="P1">}</text:p>
      <text:p text:style-name="P1"/>
      <text:p text:style-name="P1">template&lt; class MapType&gt;</text:p>
      <text:p text:style-name="P1">void</text:p>
      <text:p text:style-name="P1">MonitorDataStorage::deleteNode( MapType&amp; map, TreeNode* node)</text:p>
      <text:p text:style-name="P1">{</text:p>
      <text:p text:style-name="P1"><text:s text:c="2"/>std::pair&lt; bool, typename MapType::key_type&gt; result</text:p>
      <text:p text:style-name="P1"><text:s text:c="4"/>= this-&gt;findKey( map, node);</text:p>
      <text:p text:style-name="P1"><text:s text:c="2"/>if( result.first) {</text:p>
      <text:p text:style-name="P1"><text:s text:c="4"/>map.erase( result.second);</text:p>
      <text:p text:style-name="P1"><text:s text:c="2"/>}</text:p>
      <text:p text:style-name="P1"/>
      <text:p text:style-name="P1"><text:s text:c="2"/>TreeNode* parent = node-&gt;parent();</text:p>
      <text:p text:style-name="P1"><text:s text:c="2"/>if( parent) {</text:p>
      <text:p text:style-name="P1"><text:s text:c="4"/>parent-&gt;removeChildren( node-&gt;row(), 1);</text:p>
      <text:p text:style-name="P1"/>
      <text:p text:style-name="P1"><text:s text:c="2"/>} else {</text:p>
      <text:p text:style-name="P1"><text:s text:c="4"/>delete node;</text:p>
      <text:p text:style-name="P1"><text:s text:c="2"/>}</text:p>
      <text:p text:style-name="P1"/>
      <text:p text:style-name="P1"><text:s text:c="2"/>// Notify the GUI to update.</text:p>
      <text:p text:style-name="P1"><text:s text:c="2"/>this-&gt;model_-&gt;changed();</text:p>
      <text:p text:style-name="P1">}</text:p>
      <text:p text:style-name="P1"/>
      <text:p text:style-name="P1">template&lt; class PolicyType&gt;</text:p>
      <text:p text:style-name="P1">bool</text:p>
      <text:p text:style-name="P1">MonitorDataStorage::manageQosPolicy(</text:p>
      <text:p text:style-name="P1"><text:s text:c="2"/>TreeNode* <text:s text:c="8"/>node,</text:p>
      <text:p text:style-name="P1"><text:s text:c="2"/>const QString&amp; <text:s text:c="3"/>label,</text:p>
      <text:p text:style-name="P1"><text:s text:c="2"/>const PolicyType&amp; value</text:p>
      <text:p text:style-name="P1">)</text:p>
      <text:p text:style-name="P1">{</text:p>
      <text:p text:style-name="P1"><text:s text:c="2"/>TreeNode* child = 0;</text:p>
      <text:p text:style-name="P1"><text:s text:c="2"/>return this-&gt;manageChildValue( node, child, label, QosToQString( value));</text:p>
      <text:p text:style-name="P1">}</text:p>
      <text:p text:style-name="P1"/>
      <text:p text:style-name="P1">template&lt;typename DataType&gt;</text:p>
      <text:p text:style-name="P1"><text:soft-page-break/>inline</text:p>
      <text:p text:style-name="P1">void</text:p>
      <text:p text:style-name="P1">MonitorDataStorage::update(const DataType&amp;, DDS::DomainParticipant_ptr, bool)</text:p>
      <text:p text:style-name="P1">{</text:p>
      <text:p text:style-name="P1"><text:s text:c="2"/>// Error condition.</text:p>
      <text:p text:style-name="P1"><text:s text:c="2"/>ACE_ERROR((LM_ERROR,</text:p>
      <text:p text:style-name="P1"><text:s text:c="4"/>ACE_TEXT("(%P|%t) ERROR: MonitorDataStorage::update() - ")</text:p>
      <text:p text:style-name="P1"><text:s text:c="4"/>ACE_TEXT("recieved sample of unknown data type.\n")</text:p>
      <text:p text:style-name="P1"><text:s text:c="2"/>));</text:p>
      <text:p text:style-name="P1">}</text:p>
      <text:p text:style-name="P1"/>
      <text:p text:style-name="P1">template&lt;&gt;</text:p>
      <text:p text:style-name="P1">inline</text:p>
      <text:p text:style-name="P1">void</text:p>
      <text:p text:style-name="P1">MonitorDataStorage::update&lt;OpenDDS::DCPS::ServiceParticipantReport&gt;(</text:p>
      <text:p text:style-name="P1"><text:s text:c="2"/>const OpenDDS::DCPS::ServiceParticipantReport&amp; data,</text:p>
      <text:p text:style-name="P1"><text:s text:c="2"/>DDS::DomainParticipant_ptr,</text:p>
      <text:p text:style-name="P1"><text:s text:c="2"/>bool remove</text:p>
      <text:p text:style-name="P1">)</text:p>
      <text:p text:style-name="P1">{</text:p>
      <text:p text:style-name="P1"><text:s text:c="2"/>// struct ServiceParticipantReport {</text:p>
      <text:p text:style-name="P1"><text:s text:c="2"/>// <text:s text:c="2"/>string <text:s text:c="3"/>host;</text:p>
      <text:p text:style-name="P1"><text:s text:c="2"/>// <text:s text:c="2"/>long <text:s text:c="5"/>pid;</text:p>
      <text:p text:style-name="P1"><text:s text:c="2"/>// <text:s text:c="2"/>GUIDSeq <text:s text:c="2"/>domain_participants;</text:p>
      <text:p text:style-name="P1"><text:s text:c="2"/>// <text:s text:c="2"/>ULongSeq <text:s/>transports;</text:p>
      <text:p text:style-name="P1"><text:s text:c="2"/>// <text:s text:c="2"/>NVPSeq <text:s text:c="3"/>values;</text:p>
      <text:p text:style-name="P1"><text:s text:c="2"/>// };</text:p>
      <text:p text:style-name="P1"/>
      <text:p text:style-name="P1"><text:s text:c="2"/>ACE_DEBUG((LM_DEBUG,</text:p>
      <text:p text:style-name="P1"><text:s text:c="4"/>ACE_TEXT("(%P|%t) MonitorDataStorage::update() - ")</text:p>
      <text:p text:style-name="P1"><text:s text:c="4"/>ACE_TEXT("%s ServiceParticipantReport, host: %C, pid: %d.\n"),</text:p>
      <text:p text:style-name="P1"><text:s text:c="4"/>remove? "removing": "processing",</text:p>
      <text:p text:style-name="P1"><text:s text:c="4"/>(const char*)data.host,</text:p>
      <text:p text:style-name="P1"><text:s text:c="4"/>data.pid</text:p>
      <text:p text:style-name="P1"><text:s text:c="2"/>));</text:p>
      <text:p text:style-name="P1"/>
      <text:p text:style-name="P1"><text:s text:c="2"/>// Retain knowledge of node insertions, updates, and deletions.</text:p>
      <text:p text:style-name="P1"><text:s text:c="2"/>bool layoutChanged = false;</text:p>
      <text:p text:style-name="P1"><text:s text:c="2"/>bool dataChanged <text:s text:c="2"/>= false;</text:p>
      <text:p text:style-name="P1"><text:s text:c="2"/>bool create <text:s text:c="7"/>= !remove;</text:p>
      <text:p text:style-name="P1"/>
      <text:p text:style-name="P1"><text:s text:c="2"/>// Obtain, or possibly create, the host and PID nodes.</text:p>
      <text:p text:style-name="P1"><text:s text:c="2"/>std::string host( data.host);</text:p>
      <text:p text:style-name="P1"><text:s text:c="2"/>ProcessKey pid( host, data.pid);</text:p>
      <text:p text:style-name="P1"><text:s text:c="2"/>TreeNode* pidNode = this-&gt;getProcessNode( pid, create);</text:p>
      <text:p text:style-name="P1"><text:s text:c="2"/>if( !pidNode) {</text:p>
      <text:p text:style-name="P1"><text:s text:c="4"/>return;</text:p>
      <text:p text:style-name="P1"><text:s text:c="2"/>}</text:p>
      <text:p text:style-name="P1"><text:s text:c="2"/>layoutChanged |= create;</text:p>
      <text:p text:style-name="P1"/>
      <text:p text:style-name="P1"><text:s text:c="2"/>if( remove) {</text:p>
      <text:p text:style-name="P1"><text:s text:c="4"/>this-&gt;deleteProcessNode( pidNode);</text:p>
      <text:p text:style-name="P1"><text:s text:c="4"/>return;</text:p>
      <text:p text:style-name="P1"><text:s text:c="2"/>}</text:p>
      <text:p text:style-name="P1"/>
      <text:p text:style-name="P1"><text:s text:c="2"/>// PARTICIPANTS</text:p>
      <text:p text:style-name="P1"><text:s text:c="2"/>// NOTE: The following makes sure that any new DomainParticipants are</text:p>
      <text:p text:style-name="P1"><text:s text:c="2"/>// <text:s text:c="6"/>added to the host/pid as they are received by this update. <text:s/>It</text:p>
      <text:p text:style-name="P1"><text:s text:c="2"/>// <text:s text:c="6"/>does *not* remove any deleted participants. <text:s/>This is left for</text:p>
      <text:p text:style-name="P1"><text:soft-page-break/><text:s text:c="2"/>// <text:s text:c="6"/>the DomainParticipantReport updates.</text:p>
      <text:p text:style-name="P1"><text:s text:c="2"/>int size = data.domain_participants.length();</text:p>
      <text:p text:style-name="P1"><text:s text:c="2"/>for( int index = 0; index &lt; size; ++index) {</text:p>
      <text:p text:style-name="P1"><text:s text:c="4"/>create = true;</text:p>
      <text:p text:style-name="P1"><text:s text:c="4"/>(void)this-&gt;getParticipantNode(</text:p>
      <text:p text:style-name="P1"><text:s text:c="6"/>pid,</text:p>
      <text:p text:style-name="P1"><text:s text:c="6"/>data.domain_participants[ index],</text:p>
      <text:p text:style-name="P1"><text:s text:c="6"/>create</text:p>
      <text:p text:style-name="P1"><text:s text:c="4"/>);</text:p>
      <text:p text:style-name="P1"><text:s text:c="4"/>layoutChanged |= create;</text:p>
      <text:p text:style-name="P1"><text:s text:c="2"/>}</text:p>
      <text:p text:style-name="P1"/>
      <text:p text:style-name="P1"><text:s text:c="2"/>// TRANSPORTS</text:p>
      <text:p text:style-name="P1"><text:s text:c="2"/>size = data.transports.length();</text:p>
      <text:p text:style-name="P1"><text:s text:c="2"/>for( int index = 0; index &lt; size; ++index) {</text:p>
      <text:p text:style-name="P1"><text:s text:c="4"/>create = true;</text:p>
      <text:p text:style-name="P1"><text:s text:c="4"/>int transport = data.transports[ index];</text:p>
      <text:p text:style-name="P1"><text:s text:c="4"/>TransportKey key( host, data.pid, transport);</text:p>
      <text:p text:style-name="P1"><text:s text:c="4"/>(void)this-&gt;getTransportNode( key, create);</text:p>
      <text:p text:style-name="P1"><text:s text:c="4"/>layoutChanged |= create;</text:p>
      <text:p text:style-name="P1"><text:s text:c="2"/>}</text:p>
      <text:p text:style-name="P1"/>
      <text:p text:style-name="P1"><text:s text:c="2"/>// NAME / VALUE DATA, notify GUI of changes.</text:p>
      <text:p text:style-name="P1"><text:s text:c="2"/>this-&gt;displayNvp( pidNode, data.values, layoutChanged, dataChanged);</text:p>
      <text:p text:style-name="P1">}</text:p>
      <text:p text:style-name="P1"/>
      <text:p text:style-name="P1">template&lt;&gt;</text:p>
      <text:p text:style-name="P1">inline</text:p>
      <text:p text:style-name="P1">void</text:p>
      <text:p text:style-name="P1">MonitorDataStorage::update&lt;OpenDDS::DCPS::DomainParticipantReport&gt;(</text:p>
      <text:p text:style-name="P1"><text:s text:c="2"/>const OpenDDS::DCPS::DomainParticipantReport&amp; data,</text:p>
      <text:p text:style-name="P1"><text:s text:c="2"/>DDS::DomainParticipant_ptr,</text:p>
      <text:p text:style-name="P1"><text:s text:c="2"/>bool remove</text:p>
      <text:p text:style-name="P1">)</text:p>
      <text:p text:style-name="P1">{</text:p>
      <text:p text:style-name="P1"><text:s text:c="2"/>// <text:s/>struct DomainParticipantReport {</text:p>
      <text:p text:style-name="P1"><text:s text:c="2"/>// <text:s text:c="3"/>string <text:s text:c="10"/>host;</text:p>
      <text:p text:style-name="P1"><text:s text:c="2"/>// <text:s text:c="3"/>long <text:s text:c="12"/>pid;</text:p>
      <text:p text:style-name="P1"><text:s text:c="2"/>// <text:s text:c="3"/>GUID_t <text:s text:c="10"/>dp_id;</text:p>
      <text:p text:style-name="P1"><text:s text:c="2"/>// <text:s text:c="3"/>DDS::DomainId_t <text:s/>domain_id;</text:p>
      <text:p text:style-name="P1"><text:s text:c="2"/>// <text:s text:c="3"/>GUIDSeq <text:s text:c="9"/>topics;</text:p>
      <text:p text:style-name="P1"><text:s text:c="2"/>// <text:s text:c="3"/>NVPSeq <text:s text:c="10"/>values;</text:p>
      <text:p text:style-name="P1"><text:s text:c="2"/>// <text:s/>};</text:p>
      <text:p text:style-name="P1"/>
      <text:p text:style-name="P1"><text:s text:c="2"/>OpenDDS::DCPS::LogGuid converter( data.dp_id);</text:p>
      <text:p text:style-name="P1"><text:s text:c="2"/>ACE_DEBUG((LM_DEBUG,</text:p>
      <text:p text:style-name="P1"><text:s text:c="4"/>ACE_TEXT("(%P|%t) MonitorDataStorage::update() - ")</text:p>
      <text:p text:style-name="P1"><text:s text:c="4"/>ACE_TEXT("%s DomainParticipantReport, id: %C, domain: %d.\n"),</text:p>
      <text:p text:style-name="P1"><text:s text:c="4"/>remove? "removing": "processing",</text:p>
      <text:p text:style-name="P1"><text:s text:c="4"/>(data.dp_id == OpenDDS::DCPS::GUID_UNKNOWN)? "GUID_UNKNOWN":</text:p>
      <text:p text:style-name="P1"><text:s text:c="4"/>std::string(converter).c_str(),</text:p>
      <text:p text:style-name="P1"><text:s text:c="4"/>data.domain_id</text:p>
      <text:p text:style-name="P1"><text:s text:c="2"/>));</text:p>
      <text:p text:style-name="P1"/>
      <text:p text:style-name="P1"><text:s text:c="2"/>// Retain knowledge of node insertions, updates, and deletions.</text:p>
      <text:p text:style-name="P1"><text:s text:c="2"/>bool layoutChanged = !remove; // Updated by getParticipantNode()</text:p>
      <text:p text:style-name="P1"><text:s text:c="2"/>bool dataChanged <text:s text:c="2"/>= false;</text:p>
      <text:p text:style-name="P1"/>
      <text:p text:style-name="P1"><text:s text:c="2"/>std::string host( data.host);</text:p>
      <text:p text:style-name="P1"><text:soft-page-break/><text:s text:c="2"/>ProcessKey pid( host, data.pid);</text:p>
      <text:p text:style-name="P1"><text:s text:c="2"/>TreeNode* node = this-&gt;getParticipantNode( pid, data.dp_id, layoutChanged);</text:p>
      <text:p text:style-name="P1"><text:s text:c="2"/>if( !node) {</text:p>
      <text:p text:style-name="P1"><text:s text:c="4"/>return;</text:p>
      <text:p text:style-name="P1"><text:s text:c="2"/>}</text:p>
      <text:p text:style-name="P1"/>
      <text:p text:style-name="P1"><text:s text:c="2"/>if( remove) {</text:p>
      <text:p text:style-name="P1"><text:s text:c="4"/>this-&gt;deleteNode( this-&gt;guidToTreeMap_, node);</text:p>
      <text:p text:style-name="P1"><text:s text:c="4"/>return;</text:p>
      <text:p text:style-name="P1"><text:s text:c="2"/>}</text:p>
      <text:p text:style-name="P1"/>
      <text:p text:style-name="P1"><text:s text:c="2"/>// QOS</text:p>
      <text:p text:style-name="P1"><text:s text:c="2"/>DDS::ParticipantBuiltinTopicData qosData;</text:p>
      <text:p text:style-name="P1"><text:s text:c="2"/>if (this-&gt;model_-&gt;getBuiltinTopicData( data.dp_id, qosData)) {</text:p>
      <text:p text:style-name="P1"><text:s text:c="4"/>this-&gt;manageParticipantQos( node, qosData, layoutChanged, dataChanged);</text:p>
      <text:p text:style-name="P1"><text:s text:c="2"/>}</text:p>
      <text:p text:style-name="P1"/>
      <text:p text:style-name="P1"><text:s text:c="2"/>// Domain Id value.</text:p>
      <text:p text:style-name="P1"><text:s text:c="2"/>QString label( QObject::tr( "Domain Id"));</text:p>
      <text:p text:style-name="P1"><text:s text:c="2"/>QString value = QString::number( data.domain_id);</text:p>
      <text:p text:style-name="P1"><text:s text:c="2"/>TreeNode* child = 0;</text:p>
      <text:p text:style-name="P1"><text:s text:c="2"/>if( this-&gt;manageChildValue( node, child, label, value)) {</text:p>
      <text:p text:style-name="P1"><text:s text:c="4"/>layoutChanged = true;</text:p>
      <text:p text:style-name="P1"/>
      <text:p text:style-name="P1"><text:s text:c="2"/>} else {</text:p>
      <text:p text:style-name="P1"><text:s text:c="4"/>dataChanged = true;</text:p>
      <text:p text:style-name="P1"><text:s text:c="2"/>}</text:p>
      <text:p text:style-name="P1"/>
      <text:p text:style-name="P1"><text:s text:c="2"/>// TOPICS</text:p>
      <text:p text:style-name="P1"><text:s text:c="2"/>// NOTE: The following makes sure that any new Topics are added to</text:p>
      <text:p text:style-name="P1"><text:s text:c="2"/>// <text:s text:c="6"/>the DomainParticipant as they are received by this update.</text:p>
      <text:p text:style-name="P1"><text:s text:c="2"/>// <text:s text:c="6"/>It does *not* remove any deleted topics. <text:s/>This is left for</text:p>
      <text:p text:style-name="P1"><text:s text:c="2"/>// <text:s text:c="6"/>the TopicReport updates.</text:p>
      <text:p text:style-name="P1"><text:s text:c="2"/>int size = data.topics.length();</text:p>
      <text:p text:style-name="P1"><text:s text:c="2"/>for( int index = 0; index &lt; size; ++index) {</text:p>
      <text:p text:style-name="P1"><text:s text:c="4"/>bool create = true;</text:p>
      <text:p text:style-name="P1"><text:s text:c="4"/>(void)this-&gt;getNode(</text:p>
      <text:p text:style-name="P1"><text:s text:c="6"/>std::string( "Topic"),</text:p>
      <text:p text:style-name="P1"><text:s text:c="6"/>data.dp_id,</text:p>
      <text:p text:style-name="P1"><text:s text:c="6"/>data.topics[ index],</text:p>
      <text:p text:style-name="P1"><text:s text:c="6"/>create</text:p>
      <text:p text:style-name="P1"><text:s text:c="4"/>);</text:p>
      <text:p text:style-name="P1"><text:s text:c="4"/>layoutChanged |= create;</text:p>
      <text:p text:style-name="P1"><text:s text:c="2"/>}</text:p>
      <text:p text:style-name="P1"/>
      <text:p text:style-name="P1"><text:s text:c="2"/>// NAME / VALUE DATA, notify GUI of changes.</text:p>
      <text:p text:style-name="P1"><text:s text:c="2"/>this-&gt;displayNvp( node, data.values, layoutChanged, dataChanged);</text:p>
      <text:p text:style-name="P1">}</text:p>
      <text:p text:style-name="P1"/>
      <text:p text:style-name="P1">template&lt;&gt;</text:p>
      <text:p text:style-name="P1">inline</text:p>
      <text:p text:style-name="P1">void</text:p>
      <text:p text:style-name="P1">MonitorDataStorage::update&lt;OpenDDS::DCPS::TopicReport&gt;(</text:p>
      <text:p text:style-name="P1"><text:s text:c="2"/>const OpenDDS::DCPS::TopicReport&amp; data,</text:p>
      <text:p text:style-name="P1"><text:s text:c="2"/>DDS::DomainParticipant_ptr,</text:p>
      <text:p text:style-name="P1"><text:s text:c="2"/>bool remove</text:p>
      <text:p text:style-name="P1">)</text:p>
      <text:p text:style-name="P1">{</text:p>
      <text:p text:style-name="P1"><text:s text:c="2"/>// <text:s/>struct TopicReport {</text:p>
      <text:p text:style-name="P1"><text:soft-page-break/><text:s text:c="2"/>// <text:s text:c="3"/>GUID_t <text:s/>dp_id;</text:p>
      <text:p text:style-name="P1"><text:s text:c="2"/>// <text:s text:c="3"/>GUID_t <text:s/>topic_id;</text:p>
      <text:p text:style-name="P1"><text:s text:c="2"/>// <text:s text:c="3"/>string <text:s/>topic_name;</text:p>
      <text:p text:style-name="P1"><text:s text:c="2"/>// <text:s text:c="3"/>string <text:s/>type_name;</text:p>
      <text:p text:style-name="P1"><text:s text:c="2"/>// <text:s text:c="3"/>NVPSeq <text:s/>values;</text:p>
      <text:p text:style-name="P1"><text:s text:c="2"/>// <text:s/>};</text:p>
      <text:p text:style-name="P1"/>
      <text:p text:style-name="P1"><text:s text:c="2"/>OpenDDS::DCPS::LogGuid converter( data.topic_id);</text:p>
      <text:p text:style-name="P1"><text:s text:c="2"/>ACE_DEBUG((LM_DEBUG,</text:p>
      <text:p text:style-name="P1"><text:s text:c="4"/>ACE_TEXT("(%P|%t) MonitorDataStorage::update() - ")</text:p>
      <text:p text:style-name="P1"><text:s text:c="4"/>ACE_TEXT("%s TopicReport, id: %C, name: %C, type: %C.\n"),</text:p>
      <text:p text:style-name="P1"><text:s text:c="4"/>remove? "removing": "processing",</text:p>
      <text:p text:style-name="P1"><text:s text:c="4"/>(data.topic_id == OpenDDS::DCPS::GUID_UNKNOWN)? "GUID_UNKNOWN":</text:p>
      <text:p text:style-name="P1"><text:s text:c="4"/>std::string(converter).c_str(),</text:p>
      <text:p text:style-name="P1"><text:s text:c="4"/>(const char*)data.topic_name,</text:p>
      <text:p text:style-name="P1"><text:s text:c="4"/>(const char*)data.type_name</text:p>
      <text:p text:style-name="P1"><text:s text:c="2"/>));</text:p>
      <text:p text:style-name="P1"/>
      <text:p text:style-name="P1"><text:s text:c="2"/>// Retain knowledge of node insertions, updates, and deletions.</text:p>
      <text:p text:style-name="P1"><text:s text:c="2"/>bool layoutChanged = !remove; // Updated by getNode()</text:p>
      <text:p text:style-name="P1"><text:s text:c="2"/>bool dataChanged <text:s text:c="2"/>= false;</text:p>
      <text:p text:style-name="P1"/>
      <text:p text:style-name="P1"><text:s text:c="2"/>// Find or create this topic node.</text:p>
      <text:p text:style-name="P1"><text:s text:c="2"/>TreeNode* node = this-&gt;getNode(</text:p>
      <text:p text:style-name="P1"><text:s text:c="21"/>std::string("Topic"),</text:p>
      <text:p text:style-name="P1"><text:s text:c="21"/>data.dp_id,</text:p>
      <text:p text:style-name="P1"><text:s text:c="21"/>data.topic_id,</text:p>
      <text:p text:style-name="P1"><text:s text:c="21"/>layoutChanged</text:p>
      <text:p text:style-name="P1"><text:s text:c="19"/>);</text:p>
      <text:p text:style-name="P1"><text:s text:c="2"/>if( !node) {</text:p>
      <text:p text:style-name="P1"><text:s text:c="4"/>return;</text:p>
      <text:p text:style-name="P1"><text:s text:c="2"/>}</text:p>
      <text:p text:style-name="P1"/>
      <text:p text:style-name="P1"><text:s text:c="2"/>if( remove) {</text:p>
      <text:p text:style-name="P1"><text:s text:c="4"/>this-&gt;deleteNode( this-&gt;guidToTreeMap_, node);</text:p>
      <text:p text:style-name="P1"><text:s text:c="4"/>return;</text:p>
      <text:p text:style-name="P1"><text:s text:c="2"/>}</text:p>
      <text:p text:style-name="P1"/>
      <text:p text:style-name="P1"><text:s text:c="2"/>// QOS</text:p>
      <text:p text:style-name="P1"><text:s text:c="2"/>DDS::TopicBuiltinTopicData qosData;</text:p>
      <text:p text:style-name="P1"><text:s text:c="2"/>if (this-&gt;model_-&gt;getBuiltinTopicData( data.topic_id, qosData)) {</text:p>
      <text:p text:style-name="P1"><text:s text:c="4"/>this-&gt;manageTopicQos( node, qosData, layoutChanged, dataChanged);</text:p>
      <text:p text:style-name="P1"><text:s text:c="2"/>}</text:p>
      <text:p text:style-name="P1"/>
      <text:p text:style-name="P1"><text:s text:c="2"/>// Topic name value.</text:p>
      <text:p text:style-name="P1"><text:s text:c="2"/>TreeNode* nameNode = 0;</text:p>
      <text:p text:style-name="P1"><text:s text:c="2"/>QString nameLabel( QObject::tr( "Topic Name"));</text:p>
      <text:p text:style-name="P1"><text:s text:c="2"/>QString nameValue( QObject::tr( static_cast&lt;const char*&gt;(data.topic_name)));</text:p>
      <text:p text:style-name="P1"><text:s text:c="2"/>if( this-&gt;manageChildValue( node, nameNode, nameLabel, nameValue)) {</text:p>
      <text:p text:style-name="P1"><text:s text:c="4"/>layoutChanged = true;</text:p>
      <text:p text:style-name="P1"/>
      <text:p text:style-name="P1"><text:s text:c="2"/>} else {</text:p>
      <text:p text:style-name="P1"><text:s text:c="4"/>dataChanged = true;</text:p>
      <text:p text:style-name="P1"><text:s text:c="2"/>}</text:p>
      <text:p text:style-name="P1"/>
      <text:p text:style-name="P1"><text:s text:c="2"/>// Move any references to this topic node to the more useful name node</text:p>
      <text:p text:style-name="P1"><text:s text:c="2"/>// just obtained.</text:p>
      <text:p text:style-name="P1"><text:s text:c="2"/>if (node-&gt;reassignValueRefs(nameNode)) {</text:p>
      <text:p text:style-name="P1"><text:s text:c="4"/>nameNode-&gt;setColor(1, QColor("#bfffbf"));</text:p>
      <text:p text:style-name="P1"><text:soft-page-break/><text:s text:c="4"/>dataChanged = true;</text:p>
      <text:p text:style-name="P1"><text:s text:c="2"/>}</text:p>
      <text:p text:style-name="P1"/>
      <text:p text:style-name="P1"><text:s text:c="2"/>// Data type value.</text:p>
      <text:p text:style-name="P1"><text:s text:c="2"/>TreeNode* child = 0;</text:p>
      <text:p text:style-name="P1"><text:s text:c="2"/>QString typeLabel( QObject::tr( "Data Type"));</text:p>
      <text:p text:style-name="P1"><text:s text:c="2"/>QString typeValue( QObject::tr( static_cast&lt;const char*&gt;(data.type_name)));</text:p>
      <text:p text:style-name="P1"><text:s text:c="2"/>if( this-&gt;manageChildValue( node, child, typeLabel, typeValue)) {</text:p>
      <text:p text:style-name="P1"><text:s text:c="4"/>layoutChanged = true;</text:p>
      <text:p text:style-name="P1"/>
      <text:p text:style-name="P1"><text:s text:c="2"/>} else {</text:p>
      <text:p text:style-name="P1"><text:s text:c="4"/>dataChanged = true;</text:p>
      <text:p text:style-name="P1"><text:s text:c="2"/>}</text:p>
      <text:p text:style-name="P1"/>
      <text:p text:style-name="P1"><text:s text:c="2"/>// NAME / VALUE DATA, notify GUI of changes.</text:p>
      <text:p text:style-name="P1"><text:s text:c="2"/>this-&gt;displayNvp( node, data.values, layoutChanged, dataChanged);</text:p>
      <text:p text:style-name="P1">}</text:p>
      <text:p text:style-name="P1"/>
      <text:p text:style-name="P1">template&lt;&gt;</text:p>
      <text:p text:style-name="P1">inline</text:p>
      <text:p text:style-name="P1">void</text:p>
      <text:p text:style-name="P1">MonitorDataStorage::update&lt;OpenDDS::DCPS::PublisherReport&gt;(</text:p>
      <text:p text:style-name="P1"><text:s text:c="2"/>const OpenDDS::DCPS::PublisherReport&amp; data,</text:p>
      <text:p text:style-name="P1"><text:s text:c="2"/>DDS::DomainParticipant_ptr,</text:p>
      <text:p text:style-name="P1"><text:s text:c="2"/>bool remove</text:p>
      <text:p text:style-name="P1">)</text:p>
      <text:p text:style-name="P1">{</text:p>
      <text:p text:style-name="P1"><text:s text:c="2"/>// struct PublisherReport {</text:p>
      <text:p text:style-name="P1"><text:s text:c="2"/>// <text:s text:c="2"/>DDS::InstanceHandle_t handle;</text:p>
      <text:p text:style-name="P1"><text:s text:c="2"/>// <text:s text:c="2"/>GUID_t <text:s text:c="7"/>dp_id;</text:p>
      <text:p text:style-name="P1"><text:s text:c="2"/>// <text:s text:c="2"/>unsigned long transport_id;</text:p>
      <text:p text:style-name="P1"><text:s text:c="2"/>// <text:s text:c="2"/>GUIDSeq <text:s text:c="6"/>writers;</text:p>
      <text:p text:style-name="P1"><text:s text:c="2"/>// <text:s text:c="2"/>NVPSeq <text:s text:c="7"/>values;</text:p>
      <text:p text:style-name="P1"><text:s text:c="2"/>// };</text:p>
      <text:p text:style-name="P1"/>
      <text:p text:style-name="P1"><text:s text:c="2"/>OpenDDS::DCPS::LogGuid converter( data.dp_id);</text:p>
      <text:p text:style-name="P1"><text:s text:c="2"/>ACE_DEBUG((LM_DEBUG,</text:p>
      <text:p text:style-name="P1"><text:s text:c="4"/>ACE_TEXT("(%P|%t) MonitorDataStorage::update() - ")</text:p>
      <text:p text:style-name="P1"><text:s text:c="4"/>ACE_TEXT("%s PublisherReport, id: %C, handle: %d, transport: 0x%x.\n"),</text:p>
      <text:p text:style-name="P1"><text:s text:c="4"/>remove? "removing": "processing",</text:p>
      <text:p text:style-name="P1"><text:s text:c="4"/>(data.dp_id == OpenDDS::DCPS::GUID_UNKNOWN)? "GUID_UNKNOWN":</text:p>
      <text:p text:style-name="P1"><text:s text:c="4"/>std::string(converter).c_str(),</text:p>
      <text:p text:style-name="P1"><text:s text:c="4"/>data.handle,</text:p>
      <text:p text:style-name="P1"><text:s text:c="4"/>data.transport_id</text:p>
      <text:p text:style-name="P1"><text:s text:c="2"/>));</text:p>
      <text:p text:style-name="P1"/>
      <text:p text:style-name="P1"><text:s text:c="2"/>// Retain knowledge of node insertions, updates, and deletions.</text:p>
      <text:p text:style-name="P1"><text:s text:c="2"/>bool create <text:s text:c="7"/>= !remove;</text:p>
      <text:p text:style-name="P1"><text:s text:c="2"/>bool layoutChanged = false;</text:p>
      <text:p text:style-name="P1"><text:s text:c="2"/>bool dataChanged <text:s text:c="2"/>= false;</text:p>
      <text:p text:style-name="P1"/>
      <text:p text:style-name="P1"><text:s text:c="2"/>InstanceKey key( data.dp_id, data.handle);</text:p>
      <text:p text:style-name="P1"><text:s text:c="2"/>TreeNode* node = this-&gt;getInstanceNode(</text:p>
      <text:p text:style-name="P1"><text:s text:c="21"/>std::string( "Publisher"),</text:p>
      <text:p text:style-name="P1"><text:s text:c="21"/>key,</text:p>
      <text:p text:style-name="P1"><text:s text:c="21"/>create</text:p>
      <text:p text:style-name="P1"><text:s text:c="19"/>);</text:p>
      <text:p text:style-name="P1"><text:s text:c="2"/>if( !node) {</text:p>
      <text:p text:style-name="P1"><text:s text:c="4"/>return;</text:p>
      <text:p text:style-name="P1"><text:soft-page-break/><text:s text:c="2"/>}</text:p>
      <text:p text:style-name="P1"><text:s text:c="2"/>layoutChanged |= create;</text:p>
      <text:p text:style-name="P1"/>
      <text:p text:style-name="P1"><text:s text:c="2"/>if( remove) {</text:p>
      <text:p text:style-name="P1"><text:s text:c="4"/>this-&gt;deleteNode( this-&gt;instanceToTreeMap_, node);</text:p>
      <text:p text:style-name="P1"><text:s text:c="4"/>return;</text:p>
      <text:p text:style-name="P1"><text:s text:c="2"/>}</text:p>
      <text:p text:style-name="P1"/>
      <text:p text:style-name="P1"><text:s text:c="2"/>// TRANSPORT</text:p>
      <text:p text:style-name="P1"><text:s text:c="2"/>create = true;</text:p>
      <text:p text:style-name="P1"><text:s text:c="2"/>if (data.transport_id != 0) {</text:p>
      <text:p text:style-name="P1"><text:s text:c="4"/>this-&gt;manageTransportLink( node, data.transport_id, create);</text:p>
      <text:p text:style-name="P1"><text:s text:c="2"/>}</text:p>
      <text:p text:style-name="P1"><text:s text:c="2"/>layoutChanged |= create;</text:p>
      <text:p text:style-name="P1"/>
      <text:p text:style-name="P1"><text:s text:c="2"/>// WRITERS</text:p>
      <text:p text:style-name="P1"><text:s text:c="2"/>// NOTE: The following makes sure that any new DataWriters are added to</text:p>
      <text:p text:style-name="P1"><text:s text:c="2"/>// <text:s text:c="6"/>the Publisher as they are received by this update. <text:s/>It does</text:p>
      <text:p text:style-name="P1"><text:s text:c="2"/>// <text:s text:c="6"/>*not* remove any deleted writers. <text:s/>This is left for the</text:p>
      <text:p text:style-name="P1"><text:s text:c="2"/>// <text:s text:c="6"/>DataWriterReport updates.</text:p>
      <text:p text:style-name="P1"><text:s text:c="2"/>int size = data.writers.length();</text:p>
      <text:p text:style-name="P1"><text:s text:c="2"/>for( int index = 0; index &lt; size; ++index) {</text:p>
      <text:p text:style-name="P1"><text:s text:c="4"/>bool create = true;</text:p>
      <text:p text:style-name="P1"><text:s text:c="4"/>(void)this-&gt;getEndpointNode(</text:p>
      <text:p text:style-name="P1"><text:s text:c="6"/>std::string( "Writer"),</text:p>
      <text:p text:style-name="P1"><text:s text:c="6"/>key,</text:p>
      <text:p text:style-name="P1"><text:s text:c="6"/>data.writers[ index],</text:p>
      <text:p text:style-name="P1"><text:s text:c="6"/>create</text:p>
      <text:p text:style-name="P1"><text:s text:c="4"/>);</text:p>
      <text:p text:style-name="P1"><text:s text:c="4"/>layoutChanged |= create;</text:p>
      <text:p text:style-name="P1"><text:s text:c="2"/>}</text:p>
      <text:p text:style-name="P1"/>
      <text:p text:style-name="P1"><text:s text:c="2"/>// NAME / VALUE DATA, notify GUI of changes.</text:p>
      <text:p text:style-name="P1"><text:s text:c="2"/>this-&gt;displayNvp( node, data.values, layoutChanged, dataChanged);</text:p>
      <text:p text:style-name="P1">}</text:p>
      <text:p text:style-name="P1"/>
      <text:p text:style-name="P1">template&lt;&gt;</text:p>
      <text:p text:style-name="P1">inline</text:p>
      <text:p text:style-name="P1">void</text:p>
      <text:p text:style-name="P1">MonitorDataStorage::update&lt;OpenDDS::DCPS::SubscriberReport&gt;(</text:p>
      <text:p text:style-name="P1"><text:s text:c="2"/>const OpenDDS::DCPS::SubscriberReport&amp; data,</text:p>
      <text:p text:style-name="P1"><text:s text:c="2"/>DDS::DomainParticipant_ptr,</text:p>
      <text:p text:style-name="P1"><text:s text:c="2"/>bool remove</text:p>
      <text:p text:style-name="P1">)</text:p>
      <text:p text:style-name="P1">{</text:p>
      <text:p text:style-name="P1"><text:s text:c="2"/>// struct SubscriberReport {</text:p>
      <text:p text:style-name="P1"><text:s text:c="2"/>// <text:s text:c="2"/>DDS::InstanceHandle_t handle;</text:p>
      <text:p text:style-name="P1"><text:s text:c="2"/>// <text:s text:c="2"/>GUID_t <text:s text:c="7"/>dp_id;</text:p>
      <text:p text:style-name="P1"><text:s text:c="2"/>// <text:s text:c="2"/>unsigned long transport_id;</text:p>
      <text:p text:style-name="P1"><text:s text:c="2"/>// <text:s text:c="2"/>GUIDSeq <text:s text:c="6"/>readers;</text:p>
      <text:p text:style-name="P1"><text:s text:c="2"/>// <text:s text:c="2"/>NVPSeq <text:s text:c="7"/>values;</text:p>
      <text:p text:style-name="P1"><text:s text:c="2"/>// };</text:p>
      <text:p text:style-name="P1"/>
      <text:p text:style-name="P1"><text:s text:c="2"/>OpenDDS::DCPS::LogGuid converter( data.dp_id);</text:p>
      <text:p text:style-name="P1"><text:s text:c="2"/>ACE_DEBUG((LM_DEBUG,</text:p>
      <text:p text:style-name="P1"><text:s text:c="4"/>ACE_TEXT("(%P|%t) MonitorDataStorage::update() - ")</text:p>
      <text:p text:style-name="P1"><text:s text:c="4"/>ACE_TEXT("%s SubscriberReport, id: %C, handle: %d, transport: 0x%x.\n"),</text:p>
      <text:p text:style-name="P1"><text:s text:c="4"/>remove? "removing": "processing",</text:p>
      <text:p text:style-name="P1"><text:s text:c="4"/>(data.dp_id == OpenDDS::DCPS::GUID_UNKNOWN)? "GUID_UNKNOWN":</text:p>
      <text:p text:style-name="P1"><text:soft-page-break/><text:s text:c="4"/>std::string(converter).c_str(),</text:p>
      <text:p text:style-name="P1"><text:s text:c="4"/>data.handle,</text:p>
      <text:p text:style-name="P1"><text:s text:c="4"/>data.transport_id</text:p>
      <text:p text:style-name="P1"><text:s text:c="2"/>));</text:p>
      <text:p text:style-name="P1"/>
      <text:p text:style-name="P1"><text:s text:c="2"/>// Retain knowledge of node insertions, updates, and deletions.</text:p>
      <text:p text:style-name="P1"><text:s text:c="2"/>bool create <text:s text:c="7"/>= !remove;</text:p>
      <text:p text:style-name="P1"><text:s text:c="2"/>bool layoutChanged = false;</text:p>
      <text:p text:style-name="P1"><text:s text:c="2"/>bool dataChanged <text:s text:c="2"/>= false;</text:p>
      <text:p text:style-name="P1"/>
      <text:p text:style-name="P1"><text:s text:c="2"/>InstanceKey key( data.dp_id, data.handle);</text:p>
      <text:p text:style-name="P1"><text:s text:c="2"/>TreeNode* node = this-&gt;getInstanceNode(</text:p>
      <text:p text:style-name="P1"><text:s text:c="21"/>std::string( "Subscriber"),</text:p>
      <text:p text:style-name="P1"><text:s text:c="21"/>key,</text:p>
      <text:p text:style-name="P1"><text:s text:c="21"/>create</text:p>
      <text:p text:style-name="P1"><text:s text:c="19"/>);</text:p>
      <text:p text:style-name="P1"><text:s text:c="2"/>if( !node) {</text:p>
      <text:p text:style-name="P1"><text:s text:c="4"/>return;</text:p>
      <text:p text:style-name="P1"><text:s text:c="2"/>}</text:p>
      <text:p text:style-name="P1"><text:s text:c="2"/>layoutChanged |= create;</text:p>
      <text:p text:style-name="P1"/>
      <text:p text:style-name="P1"><text:s text:c="2"/>if( remove) {</text:p>
      <text:p text:style-name="P1"><text:s text:c="4"/>this-&gt;deleteNode( this-&gt;instanceToTreeMap_, node);</text:p>
      <text:p text:style-name="P1"><text:s text:c="4"/>return;</text:p>
      <text:p text:style-name="P1"><text:s text:c="2"/>}</text:p>
      <text:p text:style-name="P1"/>
      <text:p text:style-name="P1"><text:s text:c="2"/>// TRANSPORT</text:p>
      <text:p text:style-name="P1"><text:s text:c="2"/>create = true;</text:p>
      <text:p text:style-name="P1"><text:s text:c="2"/>if (data.transport_id != 0) {</text:p>
      <text:p text:style-name="P1"><text:s text:c="4"/>this-&gt;manageTransportLink( node, data.transport_id, create);</text:p>
      <text:p text:style-name="P1"><text:s text:c="2"/>}</text:p>
      <text:p text:style-name="P1"><text:s text:c="2"/>layoutChanged |= create;</text:p>
      <text:p text:style-name="P1"/>
      <text:p text:style-name="P1"><text:s text:c="2"/>// READERS</text:p>
      <text:p text:style-name="P1"><text:s text:c="2"/>// NOTE: The following makes sure that any new DataReaders are added to</text:p>
      <text:p text:style-name="P1"><text:s text:c="2"/>// <text:s text:c="6"/>the Subscriber as they are received by this update. <text:s/>It does</text:p>
      <text:p text:style-name="P1"><text:s text:c="2"/>// <text:s text:c="6"/>*not* remove any deleted writers. <text:s/>This is left for the</text:p>
      <text:p text:style-name="P1"><text:s text:c="2"/>// <text:s text:c="6"/>DataReaderReport updates.</text:p>
      <text:p text:style-name="P1"><text:s text:c="2"/>int size = data.readers.length();</text:p>
      <text:p text:style-name="P1"><text:s text:c="2"/>for( int index = 0; index &lt; size; ++index) {</text:p>
      <text:p text:style-name="P1"><text:s text:c="4"/>create = true;</text:p>
      <text:p text:style-name="P1"><text:s text:c="4"/>(void)this-&gt;getEndpointNode(</text:p>
      <text:p text:style-name="P1"><text:s text:c="6"/>std::string( "Reader"),</text:p>
      <text:p text:style-name="P1"><text:s text:c="6"/>key,</text:p>
      <text:p text:style-name="P1"><text:s text:c="6"/>data.readers[ index],</text:p>
      <text:p text:style-name="P1"><text:s text:c="6"/>create</text:p>
      <text:p text:style-name="P1"><text:s text:c="4"/>);</text:p>
      <text:p text:style-name="P1"><text:s text:c="4"/>layoutChanged |= create;</text:p>
      <text:p text:style-name="P1"><text:s text:c="2"/>}</text:p>
      <text:p text:style-name="P1"/>
      <text:p text:style-name="P1"><text:s text:c="2"/>// NAME / VALUE DATA, notify GUI of changes.</text:p>
      <text:p text:style-name="P1"><text:s text:c="2"/>this-&gt;displayNvp( node, data.values, layoutChanged, dataChanged);</text:p>
      <text:p text:style-name="P1">}</text:p>
      <text:p text:style-name="P1"/>
      <text:p text:style-name="P1">template&lt;&gt;</text:p>
      <text:p text:style-name="P1">inline</text:p>
      <text:p text:style-name="P1">void</text:p>
      <text:p text:style-name="P1">MonitorDataStorage::update&lt;OpenDDS::DCPS::DataWriterReport&gt;(</text:p>
      <text:p text:style-name="P1"><text:s text:c="2"/>const OpenDDS::DCPS::DataWriterReport&amp; data,</text:p>
      <text:p text:style-name="P1"><text:soft-page-break/><text:s text:c="2"/>DDS::DomainParticipant_ptr,</text:p>
      <text:p text:style-name="P1"><text:s text:c="2"/>bool remove</text:p>
      <text:p text:style-name="P1">)</text:p>
      <text:p text:style-name="P1">{</text:p>
      <text:p text:style-name="P1"><text:s text:c="2"/>// <text:s/>struct DataWriterAssociation {</text:p>
      <text:p text:style-name="P1"><text:s text:c="2"/>// <text:s text:c="3"/>GUID_t <text:s text:c="7"/>dr_id;</text:p>
      <text:p text:style-name="P1"><text:s text:c="2"/>// <text:s/>};</text:p>
      <text:p text:style-name="P1"><text:s text:c="2"/>// <text:s/>typedef sequence&lt;DataWriterAssociation&gt; DWAssociations;</text:p>
      <text:p text:style-name="P1"><text:s text:c="2"/>// <text:s/>struct DataWriterReport {</text:p>
      <text:p text:style-name="P1"><text:s text:c="2"/>// <text:s text:c="3"/>GUID_t <text:s text:c="16"/>dp_id;</text:p>
      <text:p text:style-name="P1"><text:s text:c="2"/>// <text:s text:c="3"/>DDS::InstanceHandle_t <text:s/>pub_handle;</text:p>
      <text:p text:style-name="P1"><text:s text:c="2"/>// <text:s text:c="3"/>GUID_t <text:s text:c="16"/>dw_id;</text:p>
      <text:p text:style-name="P1"><text:s text:c="2"/>// <text:s text:c="3"/>GUID_t <text:s text:c="16"/>topic_id;</text:p>
      <text:p text:style-name="P1"><text:s text:c="2"/>// <text:s text:c="3"/>DDS::InstanceHandleSeq instances;</text:p>
      <text:p text:style-name="P1"><text:s text:c="2"/>// <text:s text:c="3"/>DWAssociations <text:s text:c="8"/>associations;</text:p>
      <text:p text:style-name="P1"><text:s text:c="2"/>// <text:s text:c="3"/>NVPSeq <text:s text:c="16"/>values;</text:p>
      <text:p text:style-name="P1"><text:s text:c="2"/>// <text:s/>};</text:p>
      <text:p text:style-name="P1"/>
      <text:p text:style-name="P1"><text:s text:c="2"/>OpenDDS::DCPS::LogGuid idconverter( data.dw_id);</text:p>
      <text:p text:style-name="P1"><text:s text:c="2"/>OpenDDS::DCPS::LogGuid topicconverter( data.topic_id);</text:p>
      <text:p text:style-name="P1"><text:s text:c="2"/>ACE_DEBUG((LM_DEBUG,</text:p>
      <text:p text:style-name="P1"><text:s text:c="4"/>ACE_TEXT("(%P|%t) MonitorDataStorage::update() - ")</text:p>
      <text:p text:style-name="P1"><text:s text:c="4"/>ACE_TEXT("%s DataWriterReport, id: %C, topic: %C.\n"),</text:p>
      <text:p text:style-name="P1"><text:s text:c="4"/>remove? "removing": "processing",</text:p>
      <text:p text:style-name="P1"><text:s text:c="4"/>(data.dw_id == OpenDDS::DCPS::GUID_UNKNOWN)? "GUID_UNKNOWN":</text:p>
      <text:p text:style-name="P1"><text:s text:c="4"/>std::string(idconverter).c_str(),</text:p>
      <text:p text:style-name="P1"><text:s text:c="4"/>(data.topic_id == OpenDDS::DCPS::GUID_UNKNOWN)? "GUID_UNKNOWN":</text:p>
      <text:p text:style-name="P1"><text:s text:c="4"/>std::string(topicconverter).c_str()</text:p>
      <text:p text:style-name="P1"><text:s text:c="2"/>));</text:p>
      <text:p text:style-name="P1"/>
      <text:p text:style-name="P1"><text:s text:c="2"/>// Retain knowledge of node insertions, updates, and deletions.</text:p>
      <text:p text:style-name="P1"><text:s text:c="2"/>bool create <text:s text:c="7"/>= !remove;</text:p>
      <text:p text:style-name="P1"><text:s text:c="2"/>bool layoutChanged = false;</text:p>
      <text:p text:style-name="P1"><text:s text:c="2"/>bool dataChanged <text:s text:c="2"/>= false;</text:p>
      <text:p text:style-name="P1"/>
      <text:p text:style-name="P1"><text:s text:c="2"/>InstanceKey key( data.dp_id, data.pub_handle);</text:p>
      <text:p text:style-name="P1"><text:s text:c="2"/>TreeNode* node = this-&gt;getEndpointNode(</text:p>
      <text:p text:style-name="P1"><text:s text:c="21"/>std::string( "Writer"),</text:p>
      <text:p text:style-name="P1"><text:s text:c="21"/>key,</text:p>
      <text:p text:style-name="P1"><text:s text:c="21"/>data.dw_id,</text:p>
      <text:p text:style-name="P1"><text:s text:c="21"/>create</text:p>
      <text:p text:style-name="P1"><text:s text:c="19"/>);</text:p>
      <text:p text:style-name="P1"><text:s text:c="2"/>if( !node) {</text:p>
      <text:p text:style-name="P1"><text:s text:c="4"/>return;</text:p>
      <text:p text:style-name="P1"><text:s text:c="2"/>}</text:p>
      <text:p text:style-name="P1"><text:s text:c="2"/>layoutChanged |= create;</text:p>
      <text:p text:style-name="P1"/>
      <text:p text:style-name="P1"><text:s text:c="2"/>if( remove) {</text:p>
      <text:p text:style-name="P1"><text:s text:c="4"/>this-&gt;deleteNode( this-&gt;guidToTreeMap_, node);</text:p>
      <text:p text:style-name="P1"><text:s text:c="4"/>return;</text:p>
      <text:p text:style-name="P1"><text:s text:c="2"/>}</text:p>
      <text:p text:style-name="P1"/>
      <text:p text:style-name="P1"><text:s text:c="2"/>// QOS</text:p>
      <text:p text:style-name="P1"><text:s text:c="2"/>DDS::PublicationBuiltinTopicData qosData;</text:p>
      <text:p text:style-name="P1"><text:s text:c="2"/>if (this-&gt;model_-&gt;getBuiltinTopicData( data.dw_id, qosData)) {</text:p>
      <text:p text:style-name="P1"><text:s text:c="4"/>this-&gt;managePublicationQos( node, qosData, layoutChanged, dataChanged);</text:p>
      <text:p text:style-name="P1"><text:s text:c="2"/>}</text:p>
      <text:p text:style-name="P1"/>
      <text:p text:style-name="P1"><text:s text:c="2"/>// TOPIC</text:p>
      <text:p text:style-name="P1"><text:soft-page-break/><text:s text:c="2"/>create = true;</text:p>
      <text:p text:style-name="P1"><text:s text:c="2"/>this-&gt;manageTopicLink( node, data.dp_id, data.topic_id, create);</text:p>
      <text:p text:style-name="P1"><text:s text:c="2"/>layoutChanged |= create;</text:p>
      <text:p text:style-name="P1"/>
      <text:p text:style-name="P1"><text:s text:c="2"/>// ASSOCIATIONS</text:p>
      <text:p text:style-name="P1"><text:s text:c="2"/>int size = data.associations.length();</text:p>
      <text:p text:style-name="P1"><text:s text:c="2"/>for( int index = 0; index &lt; size; ++index) {</text:p>
      <text:p text:style-name="P1"><text:s text:c="4"/>// Create a child node to hold the association if its not already in</text:p>
      <text:p text:style-name="P1"><text:s text:c="4"/>// the tree.</text:p>
      <text:p text:style-name="P1"><text:s text:c="4"/>OpenDDS::DCPS::LogGuid converter( data.associations[ index].dr_id);</text:p>
      <text:p text:style-name="P1"><text:s text:c="4"/>QString reader( std::string(converter).c_str());</text:p>
      <text:p text:style-name="P1"><text:s text:c="4"/>int row = node-&gt;indexOf( 1, reader);</text:p>
      <text:p text:style-name="P1"><text:s text:c="4"/>if( row == -1) {</text:p>
      <text:p text:style-name="P1"><text:s text:c="6"/>// New data, insert.</text:p>
      <text:p text:style-name="P1"><text:s text:c="6"/>QList&lt;QVariant&gt; list;</text:p>
      <text:p text:style-name="P1"><text:s text:c="6"/>list &lt;&lt; QString( QObject::tr("Reader")) &lt;&lt; reader;</text:p>
      <text:p text:style-name="P1"><text:s text:c="6"/>TreeNode* valueNode = new TreeNode( list, node);</text:p>
      <text:p text:style-name="P1"><text:s text:c="6"/>node-&gt;append( valueNode);</text:p>
      <text:p text:style-name="P1"><text:s text:c="6"/>layoutChanged = true;</text:p>
      <text:p text:style-name="P1"><text:s text:c="4"/>}</text:p>
      <text:p text:style-name="P1"><text:s text:c="2"/>}</text:p>
      <text:p text:style-name="P1"/>
      <text:p text:style-name="P1"><text:s text:c="2"/>// NAME / VALUE DATA, notify GUI of changes.</text:p>
      <text:p text:style-name="P1"><text:s text:c="2"/>this-&gt;displayNvp( node, data.values, layoutChanged, dataChanged);</text:p>
      <text:p text:style-name="P1">}</text:p>
      <text:p text:style-name="P1"/>
      <text:p text:style-name="P1">template&lt;&gt;</text:p>
      <text:p text:style-name="P1">inline</text:p>
      <text:p text:style-name="P1">void</text:p>
      <text:p text:style-name="P1">MonitorDataStorage::update&lt;OpenDDS::DCPS::DataWriterPeriodicReport&gt;(</text:p>
      <text:p text:style-name="P1"><text:s text:c="2"/>const OpenDDS::DCPS::DataWriterPeriodicReport&amp; data,</text:p>
      <text:p text:style-name="P1"><text:s text:c="2"/>DDS::DomainParticipant_ptr,</text:p>
      <text:p text:style-name="P1"><text:s text:c="2"/>bool remove</text:p>
      <text:p text:style-name="P1">)</text:p>
      <text:p text:style-name="P1">{</text:p>
      <text:p text:style-name="P1"><text:s text:c="2"/>// struct DataWriterAssociationPeriodic {</text:p>
      <text:p text:style-name="P1"><text:s text:c="2"/>// <text:s text:c="2"/>GUID_t <text:s text:c="7"/>dr_id;</text:p>
      <text:p text:style-name="P1"><text:s text:c="2"/>// <text:s text:c="2"/>unsigned long sequence_number;</text:p>
      <text:p text:style-name="P1"><text:s text:c="2"/>// };</text:p>
      <text:p text:style-name="P1"><text:s text:c="2"/>// typedef sequence&lt;DataWriterAssociationPeriodic&gt; DWAssociationsPeriodic;</text:p>
      <text:p text:style-name="P1"><text:s text:c="2"/>// struct DataWriterPeriodicReport {</text:p>
      <text:p text:style-name="P1"><text:s text:c="2"/>// <text:s text:c="2"/>GUID_t <text:s text:c="7"/>dw_id;</text:p>
      <text:p text:style-name="P1"><text:s text:c="2"/>// <text:s text:c="2"/>unsigned long data_dropped_count;</text:p>
      <text:p text:style-name="P1"><text:s text:c="2"/>// <text:s text:c="2"/>unsigned long data_delivered_count;</text:p>
      <text:p text:style-name="P1"><text:s text:c="2"/>// <text:s text:c="2"/>unsigned long control_dropped_count;</text:p>
      <text:p text:style-name="P1"><text:s text:c="2"/>// <text:s text:c="2"/>unsigned long control_delivered_count;</text:p>
      <text:p text:style-name="P1"><text:s text:c="2"/>// <text:s text:c="2"/>DWAssociationsPeriodic associations;</text:p>
      <text:p text:style-name="P1"><text:s text:c="2"/>// <text:s text:c="2"/>NVPSeq <text:s text:c="7"/>values;</text:p>
      <text:p text:style-name="P1"><text:s text:c="2"/>// };</text:p>
      <text:p text:style-name="P1"/>
      <text:p text:style-name="P1"><text:s text:c="2"/>OpenDDS::DCPS::LogGuid converter( data.dw_id);</text:p>
      <text:p text:style-name="P1"><text:s text:c="2"/>ACE_DEBUG((LM_DEBUG,</text:p>
      <text:p text:style-name="P1"><text:s text:c="4"/>ACE_TEXT("(%P|%t) MonitorDataStorage::update() - ")</text:p>
      <text:p text:style-name="P1"><text:s text:c="4"/>ACE_TEXT("%s DataWriterPeriodicReport, id: %C.\n"),</text:p>
      <text:p text:style-name="P1"><text:s text:c="4"/>remove? "removing": "processing",</text:p>
      <text:p text:style-name="P1"><text:s text:c="4"/>(data.dw_id == OpenDDS::DCPS::GUID_UNKNOWN)? "GUID_UNKNOWN":</text:p>
      <text:p text:style-name="P1"><text:s text:c="4"/>std::string(converter).c_str()</text:p>
      <text:p text:style-name="P1"><text:s text:c="2"/>));</text:p>
      <text:p text:style-name="P1"/>
      <text:p text:style-name="P1"><text:soft-page-break/><text:s text:c="2"/>// Ignore remove flag for these samples - the static reports control</text:p>
      <text:p text:style-name="P1"><text:s text:c="2"/>// the lifetime.</text:p>
      <text:p text:style-name="P1"><text:s text:c="2"/>if( remove) {</text:p>
      <text:p text:style-name="P1"><text:s text:c="4"/>return;</text:p>
      <text:p text:style-name="P1"><text:s text:c="2"/>}</text:p>
      <text:p text:style-name="P1"/>
      <text:p text:style-name="P1"><text:s text:c="2"/>// Retain knowledge of node insertions, updates, and deletions.</text:p>
      <text:p text:style-name="P1"><text:s text:c="2"/>bool layoutChanged = false;</text:p>
      <text:p text:style-name="P1"><text:s text:c="2"/>bool dataChanged <text:s text:c="2"/>= false;</text:p>
      <text:p text:style-name="P1"/>
      <text:p text:style-name="P1"><text:s text:c="2"/>// Find, do not create, a writer node.</text:p>
      <text:p text:style-name="P1"><text:s text:c="2"/>TreeNode* node = this-&gt;getNode(</text:p>
      <text:p text:style-name="P1"><text:s text:c="21"/>std::string("Writer"),</text:p>
      <text:p text:style-name="P1"><text:s text:c="21"/>OpenDDS::DCPS::GUID_UNKNOWN,</text:p>
      <text:p text:style-name="P1"><text:s text:c="21"/>data.dw_id,</text:p>
      <text:p text:style-name="P1"><text:s text:c="21"/>layoutChanged</text:p>
      <text:p text:style-name="P1"><text:s text:c="19"/>);</text:p>
      <text:p text:style-name="P1"><text:s text:c="2"/>if( !node) {</text:p>
      <text:p text:style-name="P1"><text:s text:c="4"/>return;</text:p>
      <text:p text:style-name="P1"><text:s text:c="2"/>}</text:p>
      <text:p text:style-name="P1"/>
      <text:p text:style-name="P1"><text:s text:c="2"/>// <text:s text:c="2"/>unsigned long data_dropped_count;</text:p>
      <text:p text:style-name="P1"><text:s text:c="2"/>TreeNode* child = 0;</text:p>
      <text:p text:style-name="P1"><text:s text:c="2"/>QString dataDroppedLabel( QObject::tr("data dropped"));</text:p>
      <text:p text:style-name="P1"><text:s text:c="2"/>QString dataDroppedValue</text:p>
      <text:p text:style-name="P1"><text:s text:c="4"/>= QString::number( data.data_dropped_count);</text:p>
      <text:p text:style-name="P1"><text:s text:c="2"/>if( this-&gt;manageChildValue(</text:p>
      <text:p text:style-name="P1"><text:s text:c="8"/>node, child, dataDroppedLabel, dataDroppedValue</text:p>
      <text:p text:style-name="P1"><text:s text:c="4"/>)) {</text:p>
      <text:p text:style-name="P1"><text:s text:c="4"/>layoutChanged = true;</text:p>
      <text:p text:style-name="P1"/>
      <text:p text:style-name="P1"><text:s text:c="2"/>} else {</text:p>
      <text:p text:style-name="P1"><text:s text:c="4"/>dataChanged = true;</text:p>
      <text:p text:style-name="P1"><text:s text:c="2"/>}</text:p>
      <text:p text:style-name="P1"/>
      <text:p text:style-name="P1"><text:s text:c="2"/>// <text:s text:c="2"/>unsigned long data_delivered_count;</text:p>
      <text:p text:style-name="P1"><text:s text:c="2"/>child = 0;</text:p>
      <text:p text:style-name="P1"><text:s text:c="2"/>QString dataDeliveredLabel( QObject::tr("data delivered"));</text:p>
      <text:p text:style-name="P1"><text:s text:c="2"/>QString dataDeliveredValue</text:p>
      <text:p text:style-name="P1"><text:s text:c="4"/>= QString::number( data.data_delivered_count);</text:p>
      <text:p text:style-name="P1"><text:s text:c="2"/>if( this-&gt;manageChildValue(</text:p>
      <text:p text:style-name="P1"><text:s text:c="8"/>node, child, dataDeliveredLabel, dataDeliveredValue</text:p>
      <text:p text:style-name="P1"><text:s text:c="4"/>)) {</text:p>
      <text:p text:style-name="P1"><text:s text:c="4"/>layoutChanged = true;</text:p>
      <text:p text:style-name="P1"/>
      <text:p text:style-name="P1"><text:s text:c="2"/>} else {</text:p>
      <text:p text:style-name="P1"><text:s text:c="4"/>dataChanged = true;</text:p>
      <text:p text:style-name="P1"><text:s text:c="2"/>}</text:p>
      <text:p text:style-name="P1"/>
      <text:p text:style-name="P1"><text:s text:c="2"/>// <text:s text:c="2"/>unsigned long control_dropped_count;</text:p>
      <text:p text:style-name="P1"><text:s text:c="2"/>child = 0;</text:p>
      <text:p text:style-name="P1"><text:s text:c="2"/>QString controlDroppedLabel( QObject::tr("control dropped"));</text:p>
      <text:p text:style-name="P1"><text:s text:c="2"/>QString controlDroppedValue</text:p>
      <text:p text:style-name="P1"><text:s text:c="4"/>= QString::number( data.control_dropped_count);</text:p>
      <text:p text:style-name="P1"><text:s text:c="2"/>if( this-&gt;manageChildValue(</text:p>
      <text:p text:style-name="P1"><text:s text:c="8"/>node, child, controlDroppedLabel, controlDroppedValue</text:p>
      <text:p text:style-name="P1"><text:s text:c="4"/>)) {</text:p>
      <text:p text:style-name="P1"><text:s text:c="4"/>layoutChanged = true;</text:p>
      <text:p text:style-name="P1"/>
      <text:p text:style-name="P1"><text:soft-page-break/><text:s text:c="2"/>} else {</text:p>
      <text:p text:style-name="P1"><text:s text:c="4"/>dataChanged = true;</text:p>
      <text:p text:style-name="P1"><text:s text:c="2"/>}</text:p>
      <text:p text:style-name="P1"/>
      <text:p text:style-name="P1"><text:s text:c="2"/>// <text:s text:c="2"/>unsigned long control_delivered_count;</text:p>
      <text:p text:style-name="P1"><text:s text:c="2"/>child = 0;</text:p>
      <text:p text:style-name="P1"><text:s text:c="2"/>QString controlDeliveredLabel( QObject::tr("control delivered"));</text:p>
      <text:p text:style-name="P1"><text:s text:c="2"/>QString controlDeliveredValue</text:p>
      <text:p text:style-name="P1"><text:s text:c="4"/>= QString::number( data.control_delivered_count);</text:p>
      <text:p text:style-name="P1"><text:s text:c="2"/>if( this-&gt;manageChildValue(</text:p>
      <text:p text:style-name="P1"><text:s text:c="8"/>node, child, controlDeliveredLabel, controlDeliveredValue</text:p>
      <text:p text:style-name="P1"><text:s text:c="4"/>)) {</text:p>
      <text:p text:style-name="P1"><text:s text:c="4"/>layoutChanged = true;</text:p>
      <text:p text:style-name="P1"/>
      <text:p text:style-name="P1"><text:s text:c="2"/>} else {</text:p>
      <text:p text:style-name="P1"><text:s text:c="4"/>dataChanged = true;</text:p>
      <text:p text:style-name="P1"><text:s text:c="2"/>}</text:p>
      <text:p text:style-name="P1"/>
      <text:p text:style-name="P1"><text:s text:c="2"/>// ASSOCIATIONS</text:p>
      <text:p text:style-name="P1"><text:s text:c="2"/>int size = data.associations.length();</text:p>
      <text:p text:style-name="P1"><text:s text:c="2"/>for( int index = 0; index &lt; size; ++index) {</text:p>
      <text:p text:style-name="P1"><text:s text:c="4"/>// Create a child node to hold the association if its not already in</text:p>
      <text:p text:style-name="P1"><text:s text:c="4"/>// the tree.</text:p>
      <text:p text:style-name="P1"><text:s text:c="4"/>TreeNode* readerNode = 0;</text:p>
      <text:p text:style-name="P1"><text:s text:c="4"/>OpenDDS::DCPS::LogGuid converter( data.associations[ index].dr_id);</text:p>
      <text:p text:style-name="P1"><text:s text:c="4"/>QString reader( std::string(converter).c_str());</text:p>
      <text:p text:style-name="P1"><text:s text:c="4"/>int row = node-&gt;indexOf( 1, reader);</text:p>
      <text:p text:style-name="P1"><text:s text:c="4"/>if( row == -1) {</text:p>
      <text:p text:style-name="P1"><text:s text:c="6"/>// New data, insert.</text:p>
      <text:p text:style-name="P1"><text:s text:c="6"/>QList&lt;QVariant&gt; list;</text:p>
      <text:p text:style-name="P1"><text:s text:c="6"/>list &lt;&lt; QString( QObject::tr("Reader")) &lt;&lt; reader;</text:p>
      <text:p text:style-name="P1"><text:s text:c="6"/>readerNode = new TreeNode( list, node);</text:p>
      <text:p text:style-name="P1"><text:s text:c="6"/>node-&gt;append( readerNode);</text:p>
      <text:p text:style-name="P1"><text:s text:c="6"/>layoutChanged = true;</text:p>
      <text:p text:style-name="P1"/>
      <text:p text:style-name="P1"><text:s text:c="4"/>} else {</text:p>
      <text:p text:style-name="P1"><text:s text:c="6"/>// Existing data, use it.</text:p>
      <text:p text:style-name="P1"><text:s text:c="6"/>readerNode = (*node)[ row];</text:p>
      <text:p text:style-name="P1"><text:s text:c="4"/>}</text:p>
      <text:p text:style-name="P1"/>
      <text:p text:style-name="P1"><text:s text:c="4"/>// Add or update the current sequence number for this association.</text:p>
      <text:p text:style-name="P1"><text:s text:c="4"/>TreeNode* child = 0;</text:p>
      <text:p text:style-name="P1"><text:s text:c="4"/>QString sequenceLabel( QObject::tr("sequence number"));</text:p>
      <text:p text:style-name="P1"><text:s text:c="4"/>QString sequenceValue</text:p>
      <text:p text:style-name="P1"><text:s text:c="6"/>= QString::number( data.associations[ index].sequence_number);</text:p>
      <text:p text:style-name="P1"><text:s text:c="4"/>if( this-&gt;manageChildValue(</text:p>
      <text:p text:style-name="P1"><text:s text:c="10"/>readerNode, child, sequenceLabel, sequenceValue</text:p>
      <text:p text:style-name="P1"><text:s text:c="6"/>)) {</text:p>
      <text:p text:style-name="P1"><text:s text:c="6"/>layoutChanged = true;</text:p>
      <text:p text:style-name="P1"/>
      <text:p text:style-name="P1"><text:s text:c="4"/>} else {</text:p>
      <text:p text:style-name="P1"><text:s text:c="6"/>dataChanged = true;</text:p>
      <text:p text:style-name="P1"><text:s text:c="4"/>}</text:p>
      <text:p text:style-name="P1"><text:s text:c="2"/>}</text:p>
      <text:p text:style-name="P1"/>
      <text:p text:style-name="P1"><text:s text:c="2"/>// NAME / VALUE DATA, notify GUI of changes.</text:p>
      <text:p text:style-name="P1"><text:s text:c="2"/>this-&gt;displayNvp( node, data.values, layoutChanged, dataChanged);</text:p>
      <text:p text:style-name="P1">}</text:p>
      <text:p text:style-name="P1"/>
      <text:p text:style-name="P1"><text:soft-page-break/>template&lt;&gt;</text:p>
      <text:p text:style-name="P1">inline</text:p>
      <text:p text:style-name="P1">void</text:p>
      <text:p text:style-name="P1">MonitorDataStorage::update&lt;OpenDDS::DCPS::DataReaderReport&gt;(</text:p>
      <text:p text:style-name="P1"><text:s text:c="2"/>const OpenDDS::DCPS::DataReaderReport&amp; data,</text:p>
      <text:p text:style-name="P1"><text:s text:c="2"/>DDS::DomainParticipant_ptr,</text:p>
      <text:p text:style-name="P1"><text:s text:c="2"/>bool remove</text:p>
      <text:p text:style-name="P1">)</text:p>
      <text:p text:style-name="P1">{</text:p>
      <text:p text:style-name="P1"><text:s text:c="2"/>// <text:s/>struct DataReaderAssociation {</text:p>
      <text:p text:style-name="P1"><text:s text:c="2"/>// <text:s text:c="3"/>GUID_t <text:s text:c="7"/>dw_id;</text:p>
      <text:p text:style-name="P1"><text:s text:c="2"/>// <text:s text:c="3"/>short <text:s text:c="8"/>state;</text:p>
      <text:p text:style-name="P1"><text:s text:c="2"/>// <text:s/>};</text:p>
      <text:p text:style-name="P1"><text:s text:c="2"/>// <text:s/>typedef sequence&lt;DataReaderAssociation&gt; DRAssociations;</text:p>
      <text:p text:style-name="P1"><text:s text:c="2"/>// <text:s/>struct DataReaderReport {</text:p>
      <text:p text:style-name="P1"><text:s text:c="2"/>// <text:s text:c="3"/>GUID_t <text:s text:c="16"/>dp_id;</text:p>
      <text:p text:style-name="P1"><text:s text:c="2"/>// <text:s text:c="3"/>DDS::InstanceHandle_t <text:s/>sub_handle;</text:p>
      <text:p text:style-name="P1"><text:s text:c="2"/>// <text:s text:c="3"/>GUID_t <text:s text:c="16"/>dr_id;</text:p>
      <text:p text:style-name="P1"><text:s text:c="2"/>// <text:s text:c="3"/>GUID_t <text:s text:c="16"/>topic_id;</text:p>
      <text:p text:style-name="P1"><text:s text:c="2"/>// <text:s text:c="3"/>DDS::InstanceHandleSeq instances;</text:p>
      <text:p text:style-name="P1"><text:s text:c="2"/>// <text:s text:c="3"/>DRAssociations <text:s text:c="8"/>associations;</text:p>
      <text:p text:style-name="P1"><text:s text:c="2"/>// <text:s text:c="3"/>NVPSeq <text:s text:c="16"/>values;</text:p>
      <text:p text:style-name="P1"><text:s text:c="2"/>// <text:s/>};</text:p>
      <text:p text:style-name="P1"/>
      <text:p text:style-name="P1"><text:s text:c="2"/>OpenDDS::DCPS::LogGuid idconverter( data.dr_id);</text:p>
      <text:p text:style-name="P1"><text:s text:c="2"/>OpenDDS::DCPS::LogGuid topicconverter( data.topic_id);</text:p>
      <text:p text:style-name="P1"><text:s text:c="2"/>ACE_DEBUG((LM_DEBUG,</text:p>
      <text:p text:style-name="P1"><text:s text:c="4"/>ACE_TEXT("(%P|%t) MonitorDataStorage::update() - ")</text:p>
      <text:p text:style-name="P1"><text:s text:c="4"/>ACE_TEXT("%s DataReaderReport, id: %C, topic: %C.\n"),</text:p>
      <text:p text:style-name="P1"><text:s text:c="4"/>remove? "removing": "processing",</text:p>
      <text:p text:style-name="P1"><text:s text:c="4"/>(data.dr_id == OpenDDS::DCPS::GUID_UNKNOWN)? "GUID_UNKNOWN":</text:p>
      <text:p text:style-name="P1"><text:s text:c="4"/>std::string(idconverter).c_str(),</text:p>
      <text:p text:style-name="P1"><text:s text:c="4"/>(data.topic_id == OpenDDS::DCPS::GUID_UNKNOWN)? "GUID_UNKNOWN":</text:p>
      <text:p text:style-name="P1"><text:s text:c="4"/>std::string(topicconverter).c_str()</text:p>
      <text:p text:style-name="P1"><text:s text:c="2"/>));</text:p>
      <text:p text:style-name="P1"/>
      <text:p text:style-name="P1"><text:s text:c="2"/>// Retain knowledge of node insertions, updates, and deletions.</text:p>
      <text:p text:style-name="P1"><text:s text:c="2"/>bool create <text:s text:c="7"/>= !remove;</text:p>
      <text:p text:style-name="P1"><text:s text:c="2"/>bool layoutChanged = false;</text:p>
      <text:p text:style-name="P1"><text:s text:c="2"/>bool dataChanged <text:s text:c="2"/>= false;</text:p>
      <text:p text:style-name="P1"/>
      <text:p text:style-name="P1"><text:s text:c="2"/>InstanceKey key( data.dp_id, data.sub_handle);</text:p>
      <text:p text:style-name="P1"><text:s text:c="2"/>TreeNode* node = this-&gt;getEndpointNode(</text:p>
      <text:p text:style-name="P1"><text:s text:c="21"/>std::string( "Reader"),</text:p>
      <text:p text:style-name="P1"><text:s text:c="21"/>key,</text:p>
      <text:p text:style-name="P1"><text:s text:c="21"/>data.dr_id,</text:p>
      <text:p text:style-name="P1"><text:s text:c="21"/>create</text:p>
      <text:p text:style-name="P1"><text:s text:c="19"/>);</text:p>
      <text:p text:style-name="P1"><text:s text:c="2"/>if( !node) {</text:p>
      <text:p text:style-name="P1"><text:s text:c="4"/>return;</text:p>
      <text:p text:style-name="P1"><text:s text:c="2"/>}</text:p>
      <text:p text:style-name="P1"><text:s text:c="2"/>layoutChanged |= create;</text:p>
      <text:p text:style-name="P1"/>
      <text:p text:style-name="P1"><text:s text:c="2"/>if( remove) {</text:p>
      <text:p text:style-name="P1"><text:s text:c="4"/>this-&gt;deleteNode( this-&gt;guidToTreeMap_, node);</text:p>
      <text:p text:style-name="P1"><text:s text:c="4"/>return;</text:p>
      <text:p text:style-name="P1"><text:s text:c="2"/>}</text:p>
      <text:p text:style-name="P1"/>
      <text:p text:style-name="P1"><text:s text:c="2"/>// QOS</text:p>
      <text:p text:style-name="P1"><text:soft-page-break/><text:s text:c="2"/>DDS::SubscriptionBuiltinTopicData qosData;</text:p>
      <text:p text:style-name="P1"><text:s text:c="2"/>if (this-&gt;model_-&gt;getBuiltinTopicData( data.dr_id, qosData)) {</text:p>
      <text:p text:style-name="P1"><text:s text:c="4"/>this-&gt;manageSubscriptionQos( node, qosData, layoutChanged, dataChanged);</text:p>
      <text:p text:style-name="P1"><text:s text:c="2"/>}</text:p>
      <text:p text:style-name="P1"/>
      <text:p text:style-name="P1"><text:s text:c="2"/>// TOPIC</text:p>
      <text:p text:style-name="P1"><text:s text:c="2"/>create = true;</text:p>
      <text:p text:style-name="P1"><text:s text:c="2"/>this-&gt;manageTopicLink( node, data.dp_id, data.topic_id, create);</text:p>
      <text:p text:style-name="P1"><text:s text:c="2"/>layoutChanged |= create;</text:p>
      <text:p text:style-name="P1"/>
      <text:p text:style-name="P1"><text:s text:c="2"/>// ASSOCIATIONS</text:p>
      <text:p text:style-name="P1"><text:s text:c="2"/>int size = data.associations.length();</text:p>
      <text:p text:style-name="P1"><text:s text:c="2"/>for( int index = 0; index &lt; size; ++index) {</text:p>
      <text:p text:style-name="P1"><text:s text:c="4"/>// Create a child node to hold the association if its not already in</text:p>
      <text:p text:style-name="P1"><text:s text:c="4"/>// the tree.</text:p>
      <text:p text:style-name="P1"><text:s text:c="4"/>OpenDDS::DCPS::LogGuid converter( data.associations[ index].dw_id);</text:p>
      <text:p text:style-name="P1"><text:s text:c="4"/>QString writer( std::string(converter).c_str());</text:p>
      <text:p text:style-name="P1"><text:s text:c="4"/>int row = node-&gt;indexOf( 1, writer);</text:p>
      <text:p text:style-name="P1"><text:s text:c="4"/>if( row == -1) {</text:p>
      <text:p text:style-name="P1"><text:s text:c="6"/>// New data, insert.</text:p>
      <text:p text:style-name="P1"><text:s text:c="6"/>QList&lt;QVariant&gt; list;</text:p>
      <text:p text:style-name="P1"><text:s text:c="6"/>list &lt;&lt; QString( QObject::tr("Writer")) &lt;&lt; writer;</text:p>
      <text:p text:style-name="P1"><text:s text:c="6"/>TreeNode* valueNode = new TreeNode( list, node);</text:p>
      <text:p text:style-name="P1"><text:s text:c="6"/>node-&gt;append( valueNode);</text:p>
      <text:p text:style-name="P1"><text:s text:c="6"/>layoutChanged = true;</text:p>
      <text:p text:style-name="P1"><text:s text:c="4"/>}</text:p>
      <text:p text:style-name="P1"><text:s text:c="2"/>}</text:p>
      <text:p text:style-name="P1"/>
      <text:p text:style-name="P1"><text:s text:c="2"/>// NAME / VALUE DATA, notify GUI of changes.</text:p>
      <text:p text:style-name="P1"><text:s text:c="2"/>this-&gt;displayNvp( node, data.values, layoutChanged, dataChanged);</text:p>
      <text:p text:style-name="P1">}</text:p>
      <text:p text:style-name="P1"/>
      <text:p text:style-name="P1">template&lt;&gt;</text:p>
      <text:p text:style-name="P1">inline</text:p>
      <text:p text:style-name="P1">void</text:p>
      <text:p text:style-name="P1">MonitorDataStorage::update&lt;OpenDDS::DCPS::DataReaderPeriodicReport&gt;(</text:p>
      <text:p text:style-name="P1"><text:s text:c="2"/>const OpenDDS::DCPS::DataReaderPeriodicReport&amp; data,</text:p>
      <text:p text:style-name="P1"><text:s text:c="2"/>DDS::DomainParticipant_ptr,</text:p>
      <text:p text:style-name="P1"><text:s text:c="2"/>bool remove</text:p>
      <text:p text:style-name="P1">)</text:p>
      <text:p text:style-name="P1">{</text:p>
      <text:p text:style-name="P1"><text:s text:c="2"/>// struct DataReaderAssociationPeriodic {</text:p>
      <text:p text:style-name="P1"><text:s text:c="2"/>// <text:s text:c="2"/>GUID_t <text:s text:c="7"/>dw_id;</text:p>
      <text:p text:style-name="P1"><text:s text:c="2"/>// <text:s text:c="2"/>unsigned long samples_available;</text:p>
      <text:p text:style-name="P1"><text:s text:c="2"/>// <text:s text:c="2"/>// Stats <text:s text:c="5"/>latency_stats;</text:p>
      <text:p text:style-name="P1"><text:s text:c="2"/>// };</text:p>
      <text:p text:style-name="P1"><text:s text:c="2"/>// typedef sequence&lt;DataReaderAssociationPeriodic&gt; DRAssociationsPeriodic;</text:p>
      <text:p text:style-name="P1"><text:s text:c="2"/>// struct DataReaderPeriodicReport {</text:p>
      <text:p text:style-name="P1"><text:s text:c="2"/>// <text:s text:c="2"/>GUID_t <text:s text:c="7"/>dr_id;</text:p>
      <text:p text:style-name="P1"><text:s text:c="2"/>// <text:s text:c="2"/>DRAssociationsPeriodic associations;</text:p>
      <text:p text:style-name="P1"><text:s text:c="2"/>// <text:s text:c="2"/>NVPSeq <text:s text:c="7"/>values;</text:p>
      <text:p text:style-name="P1"><text:s text:c="2"/>// };</text:p>
      <text:p text:style-name="P1"/>
      <text:p text:style-name="P1"><text:s text:c="2"/>OpenDDS::DCPS::LogGuid converter( data.dr_id);</text:p>
      <text:p text:style-name="P1"><text:s text:c="2"/>ACE_DEBUG((LM_DEBUG,</text:p>
      <text:p text:style-name="P1"><text:s text:c="4"/>ACE_TEXT("(%P|%t) MonitorDataStorage::update() - ")</text:p>
      <text:p text:style-name="P1"><text:s text:c="4"/>ACE_TEXT("%s DataReaderPeriodicReport, id: %C.\n"),</text:p>
      <text:p text:style-name="P1"><text:s text:c="4"/>remove? "removing": "processing",</text:p>
      <text:p text:style-name="P1"><text:s text:c="4"/>(data.dr_id == OpenDDS::DCPS::GUID_UNKNOWN)? "GUID_UNKNOWN":</text:p>
      <text:p text:style-name="P1"><text:soft-page-break/><text:s text:c="4"/>std::string(converter).c_str()</text:p>
      <text:p text:style-name="P1"><text:s text:c="2"/>));</text:p>
      <text:p text:style-name="P1"/>
      <text:p text:style-name="P1"><text:s text:c="2"/>// Ignore remove flag for these samples - the static reports control</text:p>
      <text:p text:style-name="P1"><text:s text:c="2"/>// the lifetime.</text:p>
      <text:p text:style-name="P1"><text:s text:c="2"/>if( remove) {</text:p>
      <text:p text:style-name="P1"><text:s text:c="4"/>return;</text:p>
      <text:p text:style-name="P1"><text:s text:c="2"/>}</text:p>
      <text:p text:style-name="P1"/>
      <text:p text:style-name="P1"><text:s text:c="2"/>// Retain knowledge of node insertions, updates, and deletions.</text:p>
      <text:p text:style-name="P1"><text:s text:c="2"/>bool layoutChanged = false;</text:p>
      <text:p text:style-name="P1"><text:s text:c="2"/>bool dataChanged <text:s text:c="2"/>= false;</text:p>
      <text:p text:style-name="P1"/>
      <text:p text:style-name="P1"><text:s text:c="2"/>// Find, do not create, a reader node.</text:p>
      <text:p text:style-name="P1"><text:s text:c="2"/>TreeNode* node = this-&gt;getNode(</text:p>
      <text:p text:style-name="P1"><text:s text:c="21"/>std::string("Reader"),</text:p>
      <text:p text:style-name="P1"><text:s text:c="21"/>OpenDDS::DCPS::GUID_UNKNOWN,</text:p>
      <text:p text:style-name="P1"><text:s text:c="21"/>data.dr_id,</text:p>
      <text:p text:style-name="P1"><text:s text:c="21"/>layoutChanged</text:p>
      <text:p text:style-name="P1"><text:s text:c="19"/>);</text:p>
      <text:p text:style-name="P1"><text:s text:c="2"/>if( !node) {</text:p>
      <text:p text:style-name="P1"><text:s text:c="4"/>return;</text:p>
      <text:p text:style-name="P1"><text:s text:c="2"/>}</text:p>
      <text:p text:style-name="P1"/>
      <text:p text:style-name="P1"><text:s text:c="2"/>// ASSOCIATIONS</text:p>
      <text:p text:style-name="P1"><text:s text:c="2"/>int size = data.associations.length();</text:p>
      <text:p text:style-name="P1"><text:s text:c="2"/>for( int index = 0; index &lt; size; ++index) {</text:p>
      <text:p text:style-name="P1"><text:s text:c="4"/>// Create a child node to hold the association if its not already in</text:p>
      <text:p text:style-name="P1"><text:s text:c="4"/>// the tree.</text:p>
      <text:p text:style-name="P1"><text:s text:c="4"/>TreeNode* writerNode = 0;</text:p>
      <text:p text:style-name="P1"><text:s text:c="4"/>OpenDDS::DCPS::LogGuid converter( data.associations[ index].dw_id);</text:p>
      <text:p text:style-name="P1"><text:s text:c="4"/>QString writer( std::string(converter).c_str());</text:p>
      <text:p text:style-name="P1"><text:s text:c="4"/>int row = node-&gt;indexOf( 1, writer);</text:p>
      <text:p text:style-name="P1"><text:s text:c="4"/>if( row == -1) {</text:p>
      <text:p text:style-name="P1"><text:s text:c="6"/>// New data, insert.</text:p>
      <text:p text:style-name="P1"><text:s text:c="6"/>QList&lt;QVariant&gt; list;</text:p>
      <text:p text:style-name="P1"><text:s text:c="6"/>list &lt;&lt; QString( QObject::tr("Writer")) &lt;&lt; writer;</text:p>
      <text:p text:style-name="P1"><text:s text:c="6"/>writerNode = new TreeNode( list, node);</text:p>
      <text:p text:style-name="P1"><text:s text:c="6"/>node-&gt;append( writerNode);</text:p>
      <text:p text:style-name="P1"><text:s text:c="6"/>layoutChanged = true;</text:p>
      <text:p text:style-name="P1"/>
      <text:p text:style-name="P1"><text:s text:c="4"/>} else {</text:p>
      <text:p text:style-name="P1"><text:s text:c="6"/>// Existing data, use it.</text:p>
      <text:p text:style-name="P1"><text:s text:c="6"/>writerNode = (*node)[ row];</text:p>
      <text:p text:style-name="P1"><text:s text:c="4"/>}</text:p>
      <text:p text:style-name="P1"/>
      <text:p text:style-name="P1"><text:s text:c="4"/>// Add or update the current number of samples available for this association.</text:p>
      <text:p text:style-name="P1"><text:s text:c="4"/>TreeNode* child = 0;</text:p>
      <text:p text:style-name="P1"><text:s text:c="4"/>QString samplesLabel( QObject::tr("samples available"));</text:p>
      <text:p text:style-name="P1"><text:s text:c="4"/>QString samplesValue</text:p>
      <text:p text:style-name="P1"><text:s text:c="6"/>= QString::number( data.associations[ index].samples_available);</text:p>
      <text:p text:style-name="P1"><text:s text:c="4"/>if( this-&gt;manageChildValue(</text:p>
      <text:p text:style-name="P1"><text:s text:c="10"/>writerNode, child, samplesLabel, samplesValue</text:p>
      <text:p text:style-name="P1"><text:s text:c="6"/>)) {</text:p>
      <text:p text:style-name="P1"><text:s text:c="6"/>layoutChanged = true;</text:p>
      <text:p text:style-name="P1"/>
      <text:p text:style-name="P1"><text:s text:c="4"/>} else {</text:p>
      <text:p text:style-name="P1"><text:s text:c="6"/>dataChanged = true;</text:p>
      <text:p text:style-name="P1"><text:s text:c="4"/>}</text:p>
      <text:p text:style-name="P1"><text:soft-page-break/><text:s text:c="2"/>}</text:p>
      <text:p text:style-name="P1"/>
      <text:p text:style-name="P1"><text:s text:c="2"/>// NAME / VALUE DATA, notify GUI of changes.</text:p>
      <text:p text:style-name="P1"><text:s text:c="2"/>this-&gt;displayNvp( node, data.values, layoutChanged, dataChanged);</text:p>
      <text:p text:style-name="P1">}</text:p>
      <text:p text:style-name="P1"/>
      <text:p text:style-name="P1">template&lt;&gt;</text:p>
      <text:p text:style-name="P1">inline</text:p>
      <text:p text:style-name="P1">void</text:p>
      <text:p text:style-name="P1">MonitorDataStorage::update&lt;OpenDDS::DCPS::TransportReport&gt;(</text:p>
      <text:p text:style-name="P1"><text:s text:c="2"/>const OpenDDS::DCPS::TransportReport&amp; data,</text:p>
      <text:p text:style-name="P1"><text:s text:c="2"/>DDS::DomainParticipant_ptr,</text:p>
      <text:p text:style-name="P1"><text:s text:c="2"/>bool remove</text:p>
      <text:p text:style-name="P1">)</text:p>
      <text:p text:style-name="P1">{</text:p>
      <text:p text:style-name="P1"><text:s text:c="2"/>// struct TransportReport {</text:p>
      <text:p text:style-name="P1"><text:s text:c="2"/>// <text:s text:c="2"/>string <text:s text:c="7"/>host;</text:p>
      <text:p text:style-name="P1"><text:s text:c="2"/>// <text:s text:c="2"/>long <text:s text:c="9"/>pid;</text:p>
      <text:p text:style-name="P1"><text:s text:c="2"/>// <text:s text:c="2"/>unsigned long transport_id;</text:p>
      <text:p text:style-name="P1"><text:s text:c="2"/>// <text:s text:c="2"/>string <text:s text:c="7"/>transport_type;</text:p>
      <text:p text:style-name="P1"><text:s text:c="2"/>// <text:s text:c="2"/>NVPSeq <text:s text:c="7"/>values;</text:p>
      <text:p text:style-name="P1"><text:s text:c="2"/>// };</text:p>
      <text:p text:style-name="P1"/>
      <text:p text:style-name="P1"><text:s text:c="2"/>ACE_DEBUG((LM_DEBUG,</text:p>
      <text:p text:style-name="P1"><text:s text:c="4"/>ACE_TEXT("(%P|%t) MonitorDataStorage::update() - ")</text:p>
      <text:p text:style-name="P1"><text:s text:c="4"/>ACE_TEXT("%s TransportReport, host: %C, pid: %d, ")</text:p>
      <text:p text:style-name="P1"><text:s text:c="4"/>ACE_TEXT("transport: 0x%x, type: %C.\n"),</text:p>
      <text:p text:style-name="P1"><text:s text:c="4"/>remove? "removing": "processing",</text:p>
      <text:p text:style-name="P1"><text:s text:c="4"/>(const char*)data.host,</text:p>
      <text:p text:style-name="P1"><text:s text:c="4"/>data.pid,</text:p>
      <text:p text:style-name="P1"><text:s text:c="4"/>data.transport_id,</text:p>
      <text:p text:style-name="P1"><text:s text:c="4"/>(const char*)data.transport_type</text:p>
      <text:p text:style-name="P1"><text:s text:c="2"/>));</text:p>
      <text:p text:style-name="P1"/>
      <text:p text:style-name="P1"><text:s text:c="2"/>// Retain knowledge of node insertions, updates, and deletions.</text:p>
      <text:p text:style-name="P1"><text:s text:c="2"/>bool layoutChanged = !remove; // Updated by getTransportNode()</text:p>
      <text:p text:style-name="P1"/>
      <text:p text:style-name="P1"><text:s text:c="2"/>TransportKey key( std::string(data.host), data.pid, data.transport_id);</text:p>
      <text:p text:style-name="P1"><text:s text:c="2"/>TreeNode* node = this-&gt;getTransportNode( key, layoutChanged);</text:p>
      <text:p text:style-name="P1"><text:s text:c="2"/>if( !node) {</text:p>
      <text:p text:style-name="P1"><text:s text:c="4"/>return;</text:p>
      <text:p text:style-name="P1"><text:s text:c="2"/>}</text:p>
      <text:p text:style-name="P1"/>
      <text:p text:style-name="P1"><text:s text:c="2"/>if( remove) {</text:p>
      <text:p text:style-name="P1"><text:s text:c="4"/>this-&gt;deleteNode( this-&gt;transportToTreeMap_, node);</text:p>
      <text:p text:style-name="P1"><text:s text:c="4"/>return;</text:p>
      <text:p text:style-name="P1"><text:s text:c="2"/>}</text:p>
      <text:p text:style-name="P1"/>
      <text:p text:style-name="P1"><text:s text:c="2"/>// Transport type value.</text:p>
      <text:p text:style-name="P1"><text:s text:c="2"/>QString typeLabel( QObject::tr( "Type"));</text:p>
      <text:p text:style-name="P1"><text:s text:c="2"/>int row = node-&gt;indexOf( 0, typeLabel);</text:p>
      <text:p text:style-name="P1"><text:s text:c="2"/>if( row == -1) {</text:p>
      <text:p text:style-name="P1"><text:s text:c="4"/>// New data, insert.</text:p>
      <text:p text:style-name="P1"><text:s text:c="4"/>QList&lt;QVariant&gt; list;</text:p>
      <text:p text:style-name="P1"><text:s text:c="4"/>list &lt;&lt; typeLabel</text:p>
      <text:p text:style-name="P1"><text:s text:c="9"/>&lt;&lt; QString( QObject::tr( static_cast&lt;const char*&gt;(data.transport_type)));</text:p>
      <text:p text:style-name="P1"><text:s text:c="4"/>TreeNode* nameNode = new TreeNode( list, node);</text:p>
      <text:p text:style-name="P1"><text:s text:c="4"/>node-&gt;append( nameNode);</text:p>
      <text:p text:style-name="P1"><text:s text:c="4"/>layoutChanged = true;</text:p>
      <text:p text:style-name="P1"><text:soft-page-break/></text:p>
      <text:p text:style-name="P1"><text:s text:c="2"/>} else {</text:p>
      <text:p text:style-name="P1"><text:s text:c="4"/>// Existing data, update.</text:p>
      <text:p text:style-name="P1"><text:s text:c="4"/>TreeNode* nameNode = (*node)[ row];</text:p>
      <text:p text:style-name="P1"><text:s text:c="4"/>nameNode-&gt;setData(</text:p>
      <text:p text:style-name="P1"><text:s text:c="6"/>1,</text:p>
      <text:p text:style-name="P1"><text:s text:c="6"/>QString( QObject::tr( static_cast&lt;const char*&gt;(data.transport_type)))</text:p>
      <text:p text:style-name="P1"><text:s text:c="4"/>);</text:p>
      <text:p text:style-name="P1"><text:s text:c="2"/>}</text:p>
      <text:p text:style-name="P1">}</text:p>
      <text:p text:style-name="P1"/>
      <text:p text:style-name="P1">template&lt;&gt;</text:p>
      <text:p text:style-name="P1">inline</text:p>
      <text:p text:style-name="P1">void</text:p>
      <text:p text:style-name="P1">MonitorDataStorage::update&lt;DDS::ParticipantBuiltinTopicData&gt;(</text:p>
      <text:p text:style-name="P1"><text:s text:c="2"/>const DDS::ParticipantBuiltinTopicData&amp; data,</text:p>
      <text:p text:style-name="P1"><text:s text:c="2"/>DDS::DomainParticipant_ptr /*participant*/,</text:p>
      <text:p text:style-name="P1"><text:s text:c="2"/>bool remove)</text:p>
      <text:p text:style-name="P1">{</text:p>
      <text:p text:style-name="P1"><text:s text:c="2"/>// <text:s/>struct ParticipantBuiltinTopicData {</text:p>
      <text:p text:style-name="P1"><text:s text:c="2"/>// <text:s text:c="3"/>BuiltinTopicKey_t key;</text:p>
      <text:p text:style-name="P1"><text:s text:c="2"/>// <text:s text:c="3"/>UserDataQosPolicy user_data;</text:p>
      <text:p text:style-name="P1"><text:s text:c="2"/>// <text:s/>};</text:p>
      <text:p text:style-name="P1"/>
      <text:p text:style-name="P1"><text:s text:c="2"/>// Extract a GUID from the key.</text:p>
      <text:p text:style-name="P1"><text:s text:c="2"/>const OpenDDS::DCPS::RepoId id = OpenDDS::DCPS::bit_key_to_repo_id(data.key);</text:p>
      <text:p text:style-name="P1"/>
      <text:p text:style-name="P1"><text:s text:c="2"/>OpenDDS::DCPS::LogGuid converter(id);</text:p>
      <text:p text:style-name="P1"><text:s text:c="2"/>ACE_DEBUG((LM_DEBUG,</text:p>
      <text:p text:style-name="P1"><text:s text:c="4"/>ACE_TEXT("(%P|%t) MonitorDataStorage::update() - ")</text:p>
      <text:p text:style-name="P1"><text:s text:c="4"/>ACE_TEXT("%s Participant Builtin Topic %C, key: ")</text:p>
      <text:p text:style-name="P1"><text:s text:c="4"/>ACE_TEXT("[0x%x, 0x%x, 0x%x].\n"),</text:p>
      <text:p text:style-name="P1"><text:s text:c="4"/>remove? "removing": "processing",</text:p>
      <text:p text:style-name="P1"><text:s text:c="4"/>(id == OpenDDS::DCPS::GUID_UNKNOWN)? "GUID_UNKNOWN":</text:p>
      <text:p text:style-name="P1"><text:s text:c="4"/>std::string(converter).c_str(),</text:p>
      <text:p text:style-name="P1"><text:s text:c="4"/>data.key.value[0], data.key.value[1], data.key.value[2]</text:p>
      <text:p text:style-name="P1"><text:s text:c="2"/>));</text:p>
      <text:p text:style-name="P1"/>
      <text:p text:style-name="P1"><text:s text:c="2"/>// Retain knowledge of node insertions, updates, and deletions.</text:p>
      <text:p text:style-name="P1"><text:s text:c="2"/>bool layoutChanged = false;</text:p>
      <text:p text:style-name="P1"><text:s text:c="2"/>bool dataChanged <text:s text:c="2"/>= false;</text:p>
      <text:p text:style-name="P1"/>
      <text:p text:style-name="P1"><text:s text:c="2"/>// Find or create a DomainParticipant node for this data.</text:p>
      <text:p text:style-name="P1"><text:s text:c="2"/>bool create = false;</text:p>
      <text:p text:style-name="P1"><text:s text:c="2"/>TreeNode* node = this-&gt;getParticipantNode( ProcessKey(), id, create);</text:p>
      <text:p text:style-name="P1"><text:s text:c="2"/>if( !node) {</text:p>
      <text:p text:style-name="P1"><text:s text:c="4"/>return;</text:p>
      <text:p text:style-name="P1"><text:s text:c="2"/>}</text:p>
      <text:p text:style-name="P1"/>
      <text:p text:style-name="P1"><text:s text:c="2"/>if( remove) {</text:p>
      <text:p text:style-name="P1"><text:s text:c="4"/>// Indicate visually that this participant has been destroyed.</text:p>
      <text:p text:style-name="P1"><text:s text:c="4"/>// @TODO: This should probably recursively modify the children as well.</text:p>
      <text:p text:style-name="P1"><text:s text:c="4"/>node-&gt;setColor(1,QColor("#ffbfbf"));</text:p>
      <text:p text:style-name="P1"/>
      <text:p text:style-name="P1"><text:s text:c="4"/>this-&gt;model_-&gt;changed();</text:p>
      <text:p text:style-name="P1"><text:s text:c="4"/>return;</text:p>
      <text:p text:style-name="P1"><text:s text:c="2"/>}</text:p>
      <text:p text:style-name="P1"/>
      <text:p text:style-name="P1"><text:s text:c="2"/>// Process the Qos data for this node.</text:p>
      <text:p text:style-name="P1"><text:soft-page-break/><text:s text:c="2"/>this-&gt;manageParticipantQos( node, data, layoutChanged, dataChanged);</text:p>
      <text:p text:style-name="P1"/>
      <text:p text:style-name="P1"><text:s text:c="2"/>// Notify the GUI if we have changed the underlying model.</text:p>
      <text:p text:style-name="P1"><text:s text:c="2"/>if( layoutChanged) {</text:p>
      <text:p text:style-name="P1"><text:s text:c="4"/>/// @TODO: Check that we really do not need to do updated here.</text:p>
      <text:p text:style-name="P1"><text:s text:c="4"/>this-&gt;model_-&gt;changed();</text:p>
      <text:p text:style-name="P1"><text:s text:c="4"/>//this-&gt;model_-&gt;updated( node, 1, (*node)[ node-&gt;size()-1], 1);</text:p>
      <text:p text:style-name="P1"/>
      <text:p text:style-name="P1"><text:s text:c="2"/>} else if( dataChanged) {</text:p>
      <text:p text:style-name="P1"><text:s text:c="4"/>this-&gt;model_-&gt;changed();</text:p>
      <text:p text:style-name="P1"><text:s text:c="4"/>//this-&gt;model_-&gt;updated( node, 1, (*node)[ node-&gt;size()-1], 1);</text:p>
      <text:p text:style-name="P1"><text:s text:c="2"/>}</text:p>
      <text:p text:style-name="P1">}</text:p>
      <text:p text:style-name="P1"/>
      <text:p text:style-name="P1">template&lt;&gt;</text:p>
      <text:p text:style-name="P1">inline</text:p>
      <text:p text:style-name="P1">void</text:p>
      <text:p text:style-name="P1">MonitorDataStorage::update&lt;DDS::TopicBuiltinTopicData&gt;(</text:p>
      <text:p text:style-name="P1"><text:s text:c="2"/>const DDS::TopicBuiltinTopicData&amp; data,</text:p>
      <text:p text:style-name="P1"><text:s text:c="2"/>DDS::DomainParticipant_ptr /*participant*/,</text:p>
      <text:p text:style-name="P1"><text:s text:c="2"/>bool remove)</text:p>
      <text:p text:style-name="P1">{</text:p>
      <text:p text:style-name="P1"><text:s text:c="2"/>// <text:s/>struct TopicBuiltinTopicData {</text:p>
      <text:p text:style-name="P1"><text:s text:c="2"/>// <text:s text:c="3"/>BuiltinTopicKey_t key;</text:p>
      <text:p text:style-name="P1"><text:s text:c="2"/>// <text:s text:c="3"/>string name;</text:p>
      <text:p text:style-name="P1"><text:s text:c="2"/>// <text:s text:c="3"/>string type_name;</text:p>
      <text:p text:style-name="P1"><text:s text:c="2"/>// <text:s text:c="3"/>DurabilityQosPolicy durability;</text:p>
      <text:p text:style-name="P1"><text:s text:c="2"/>// <text:s text:c="3"/>DurabilityServiceQosPolicy durability_service;</text:p>
      <text:p text:style-name="P1"><text:s text:c="2"/>// <text:s text:c="3"/>DeadlineQosPolicy deadline;</text:p>
      <text:p text:style-name="P1"><text:s text:c="2"/>// <text:s text:c="3"/>LatencyBudgetQosPolicy latency_budget;</text:p>
      <text:p text:style-name="P1"><text:s text:c="2"/>// <text:s text:c="3"/>LivelinessQosPolicy liveliness;</text:p>
      <text:p text:style-name="P1"><text:s text:c="2"/>// <text:s text:c="3"/>ReliabilityQosPolicy reliability;</text:p>
      <text:p text:style-name="P1"><text:s text:c="2"/>// <text:s text:c="3"/>TransportPriorityQosPolicy transport_priority;</text:p>
      <text:p text:style-name="P1"><text:s text:c="2"/>// <text:s text:c="3"/>LifespanQosPolicy lifespan;</text:p>
      <text:p text:style-name="P1"><text:s text:c="2"/>// <text:s text:c="3"/>DestinationOrderQosPolicy destination_order;</text:p>
      <text:p text:style-name="P1"><text:s text:c="2"/>// <text:s text:c="3"/>HistoryQosPolicy history;</text:p>
      <text:p text:style-name="P1"><text:s text:c="2"/>// <text:s text:c="3"/>ResourceLimitsQosPolicy resource_limits;</text:p>
      <text:p text:style-name="P1"><text:s text:c="2"/>// <text:s text:c="3"/>OwnershipQosPolicy ownership;</text:p>
      <text:p text:style-name="P1"><text:s text:c="2"/>// <text:s text:c="3"/>TopicDataQosPolicy topic_data;</text:p>
      <text:p text:style-name="P1"><text:s text:c="2"/>// <text:s/>};</text:p>
      <text:p text:style-name="P1"/>
      <text:p text:style-name="P1"><text:s text:c="2"/>// Extract a GUID from the key.</text:p>
      <text:p text:style-name="P1"><text:s text:c="2"/>const OpenDDS::DCPS::RepoId id = OpenDDS::DCPS::bit_key_to_repo_id(data.key);</text:p>
      <text:p text:style-name="P1"/>
      <text:p text:style-name="P1"><text:s text:c="2"/>OpenDDS::DCPS::LogGuid converter( id);</text:p>
      <text:p text:style-name="P1"><text:s text:c="2"/>ACE_DEBUG((LM_DEBUG,</text:p>
      <text:p text:style-name="P1"><text:s text:c="4"/>ACE_TEXT("(%P|%t) MonitorDataStorage::update() - ")</text:p>
      <text:p text:style-name="P1"><text:s text:c="4"/>ACE_TEXT("%s Topic Builtin Topic %C, key: ")</text:p>
      <text:p text:style-name="P1"><text:s text:c="4"/>ACE_TEXT("[0x%x, 0x%x, 0x%x].\n"),</text:p>
      <text:p text:style-name="P1"><text:s text:c="4"/>remove? "removing": "processing",</text:p>
      <text:p text:style-name="P1"><text:s text:c="4"/>(id == OpenDDS::DCPS::GUID_UNKNOWN)? "GUID_UNKNOWN":</text:p>
      <text:p text:style-name="P1"><text:s text:c="4"/>std::string(converter).c_str(),</text:p>
      <text:p text:style-name="P1"><text:s text:c="4"/>data.key.value[0], data.key.value[1], data.key.value[2]</text:p>
      <text:p text:style-name="P1"><text:s text:c="2"/>));</text:p>
      <text:p text:style-name="P1"/>
      <text:p text:style-name="P1"><text:s text:c="2"/>// Retain knowledge of node insertions, updates, and deletions.</text:p>
      <text:p text:style-name="P1"><text:s text:c="2"/>bool create <text:s text:c="7"/>= false;</text:p>
      <text:p text:style-name="P1"><text:s text:c="2"/>bool layoutChanged = false;</text:p>
      <text:p text:style-name="P1"><text:s text:c="2"/>bool dataChanged <text:s text:c="2"/>= false;</text:p>
      <text:p text:style-name="P1"><text:soft-page-break/></text:p>
      <text:p text:style-name="P1"><text:s text:c="2"/>// Find or create a DomainParticipant node for this data.</text:p>
      <text:p text:style-name="P1"><text:s text:c="2"/>TreeNode* node = this-&gt;getNode(</text:p>
      <text:p text:style-name="P1"><text:s text:c="21"/>std::string(),</text:p>
      <text:p text:style-name="P1"><text:s text:c="21"/>OpenDDS::DCPS::GUID_UNKNOWN,</text:p>
      <text:p text:style-name="P1"><text:s text:c="21"/>id,</text:p>
      <text:p text:style-name="P1"><text:s text:c="21"/>create</text:p>
      <text:p text:style-name="P1"><text:s text:c="19"/>);</text:p>
      <text:p text:style-name="P1"><text:s text:c="2"/>if( !node) {</text:p>
      <text:p text:style-name="P1"><text:s text:c="4"/>return;</text:p>
      <text:p text:style-name="P1"><text:s text:c="2"/>}</text:p>
      <text:p text:style-name="P1"><text:s text:c="2"/>layoutChanged |= create;</text:p>
      <text:p text:style-name="P1"/>
      <text:p text:style-name="P1"><text:s text:c="2"/>if( remove) {</text:p>
      <text:p text:style-name="P1"><text:s text:c="4"/>// Indicate visually that this participant has been destroyed.</text:p>
      <text:p text:style-name="P1"><text:s text:c="4"/>// @TODO: This should probably recursively modify the children as well.</text:p>
      <text:p text:style-name="P1"><text:s text:c="4"/>node-&gt;setColor(1,QColor("#ffbfbf"));</text:p>
      <text:p text:style-name="P1"/>
      <text:p text:style-name="P1"><text:s text:c="4"/>this-&gt;model_-&gt;changed();</text:p>
      <text:p text:style-name="P1"><text:s text:c="4"/>return;</text:p>
      <text:p text:style-name="P1"><text:s text:c="2"/>}</text:p>
      <text:p text:style-name="P1"/>
      <text:p text:style-name="P1"><text:s text:c="2"/>// Process the Qos data for this node.</text:p>
      <text:p text:style-name="P1"><text:s text:c="2"/>this-&gt;manageTopicQos( node, data, layoutChanged, dataChanged);</text:p>
      <text:p text:style-name="P1"/>
      <text:p text:style-name="P1"><text:s text:c="2"/>// Notify the GUI if we have changed the underlying model.</text:p>
      <text:p text:style-name="P1"><text:s text:c="2"/>if( layoutChanged) {</text:p>
      <text:p text:style-name="P1"><text:s text:c="4"/>/// @TODO: Check that we really do not need to do updated here.</text:p>
      <text:p text:style-name="P1"><text:s text:c="4"/>this-&gt;model_-&gt;changed();</text:p>
      <text:p text:style-name="P1"><text:s text:c="4"/>//this-&gt;model_-&gt;updated( node, 1, (*node)[ node-&gt;size()-1], 1);</text:p>
      <text:p text:style-name="P1"/>
      <text:p text:style-name="P1"><text:s text:c="2"/>} else if( dataChanged) {</text:p>
      <text:p text:style-name="P1"><text:s text:c="4"/>this-&gt;model_-&gt;changed();</text:p>
      <text:p text:style-name="P1"><text:s text:c="4"/>//this-&gt;model_-&gt;updated( node, 1, (*node)[ node-&gt;size()-1], 1);</text:p>
      <text:p text:style-name="P1"><text:s text:c="2"/>}</text:p>
      <text:p text:style-name="P1">}</text:p>
      <text:p text:style-name="P1"/>
      <text:p text:style-name="P1">template&lt;&gt;</text:p>
      <text:p text:style-name="P1">inline</text:p>
      <text:p text:style-name="P1">void</text:p>
      <text:p text:style-name="P1">MonitorDataStorage::update&lt;DDS::PublicationBuiltinTopicData&gt;(</text:p>
      <text:p text:style-name="P1"><text:s text:c="2"/>const DDS::PublicationBuiltinTopicData&amp; data,</text:p>
      <text:p text:style-name="P1"><text:s text:c="2"/>DDS::DomainParticipant_ptr /*participant*/,</text:p>
      <text:p text:style-name="P1"><text:s text:c="2"/>bool remove)</text:p>
      <text:p text:style-name="P1">{</text:p>
      <text:p text:style-name="P1"><text:s text:c="2"/>// <text:s/>struct PublicationBuiltinTopicData {</text:p>
      <text:p text:style-name="P1"><text:s text:c="2"/>// <text:s text:c="3"/>BuiltinTopicKey_t key;</text:p>
      <text:p text:style-name="P1"><text:s text:c="2"/>// <text:s text:c="3"/>BuiltinTopicKey_t participant_key;</text:p>
      <text:p text:style-name="P1"><text:s text:c="2"/>// <text:s text:c="3"/>string topic_name;</text:p>
      <text:p text:style-name="P1"><text:s text:c="2"/>// <text:s text:c="3"/>string type_name;</text:p>
      <text:p text:style-name="P1"><text:s text:c="2"/>// <text:s text:c="3"/>DurabilityQosPolicy durability;</text:p>
      <text:p text:style-name="P1"><text:s text:c="2"/>// <text:s text:c="3"/>DurabilityServiceQosPolicy durability_service;</text:p>
      <text:p text:style-name="P1"><text:s text:c="2"/>// <text:s text:c="3"/>DeadlineQosPolicy deadline;</text:p>
      <text:p text:style-name="P1"><text:s text:c="2"/>// <text:s text:c="3"/>LatencyBudgetQosPolicy latency_budget;</text:p>
      <text:p text:style-name="P1"><text:s text:c="2"/>// <text:s text:c="3"/>LivelinessQosPolicy liveliness;</text:p>
      <text:p text:style-name="P1"><text:s text:c="2"/>// <text:s text:c="3"/>ReliabilityQosPolicy reliability;</text:p>
      <text:p text:style-name="P1"><text:s text:c="2"/>// <text:s text:c="3"/>LifespanQosPolicy lifespan;</text:p>
      <text:p text:style-name="P1"><text:s text:c="2"/>// <text:s text:c="3"/>UserDataQosPolicy user_data;</text:p>
      <text:p text:style-name="P1"><text:s text:c="2"/>// <text:s text:c="3"/>OwnershipQosPolicy ownership;</text:p>
      <text:p text:style-name="P1"><text:soft-page-break/><text:s text:c="2"/>// <text:s text:c="3"/>OwnershipStrengthQosPolicy ownership_strength;</text:p>
      <text:p text:style-name="P1"><text:s text:c="2"/>// <text:s text:c="3"/>DestinationOrderQosPolicy destination_order;</text:p>
      <text:p text:style-name="P1"><text:s text:c="2"/>// <text:s text:c="3"/>PresentationQosPolicy presentation;</text:p>
      <text:p text:style-name="P1"><text:s text:c="2"/>// <text:s text:c="3"/>PartitionQosPolicy partition;</text:p>
      <text:p text:style-name="P1"><text:s text:c="2"/>// <text:s text:c="3"/>TopicDataQosPolicy topic_data;</text:p>
      <text:p text:style-name="P1"><text:s text:c="2"/>// <text:s text:c="3"/>GroupDataQosPolicy group_data;</text:p>
      <text:p text:style-name="P1"><text:s text:c="2"/>// <text:s/>};</text:p>
      <text:p text:style-name="P1"/>
      <text:p text:style-name="P1"><text:s text:c="2"/>// Extract a GUID from the key.</text:p>
      <text:p text:style-name="P1"><text:s text:c="2"/>const OpenDDS::DCPS::RepoId id = OpenDDS::DCPS::bit_key_to_repo_id(data.key);</text:p>
      <text:p text:style-name="P1"/>
      <text:p text:style-name="P1"><text:s text:c="2"/>OpenDDS::DCPS::LogGuid converter( id);</text:p>
      <text:p text:style-name="P1"><text:s text:c="2"/>ACE_DEBUG((LM_DEBUG,</text:p>
      <text:p text:style-name="P1"><text:s text:c="4"/>ACE_TEXT("(%P|%t) MonitorDataStorage::update() - ")</text:p>
      <text:p text:style-name="P1"><text:s text:c="4"/>ACE_TEXT("%s Publication Builtin Topic %C, key: ")</text:p>
      <text:p text:style-name="P1"><text:s text:c="4"/>ACE_TEXT("[0x%x, 0x%x, 0x%x].\n"),</text:p>
      <text:p text:style-name="P1"><text:s text:c="4"/>remove? "removing": "processing",</text:p>
      <text:p text:style-name="P1"><text:s text:c="4"/>(id == OpenDDS::DCPS::GUID_UNKNOWN)? "GUID_UNKNOWN":</text:p>
      <text:p text:style-name="P1"><text:s text:c="4"/>std::string(converter).c_str(),</text:p>
      <text:p text:style-name="P1"><text:s text:c="4"/>data.key.value[0], data.key.value[1], data.key.value[2]</text:p>
      <text:p text:style-name="P1"><text:s text:c="2"/>));</text:p>
      <text:p text:style-name="P1"/>
      <text:p text:style-name="P1"><text:s text:c="2"/>// Retain knowledge of node insertions, updates, and deletions.</text:p>
      <text:p text:style-name="P1"><text:s text:c="2"/>bool create <text:s text:c="7"/>= false;</text:p>
      <text:p text:style-name="P1"><text:s text:c="2"/>bool layoutChanged = false;</text:p>
      <text:p text:style-name="P1"><text:s text:c="2"/>bool dataChanged <text:s text:c="2"/>= false;</text:p>
      <text:p text:style-name="P1"/>
      <text:p text:style-name="P1"><text:s text:c="2"/>// Find or create a DomainParticipant node for this data.</text:p>
      <text:p text:style-name="P1"><text:s text:c="2"/>TreeNode* node = this-&gt;getNode(</text:p>
      <text:p text:style-name="P1"><text:s text:c="21"/>std::string(),</text:p>
      <text:p text:style-name="P1"><text:s text:c="21"/>OpenDDS::DCPS::GUID_UNKNOWN,</text:p>
      <text:p text:style-name="P1"><text:s text:c="21"/>id,</text:p>
      <text:p text:style-name="P1"><text:s text:c="21"/>create</text:p>
      <text:p text:style-name="P1"><text:s text:c="19"/>);</text:p>
      <text:p text:style-name="P1"><text:s text:c="2"/>if( !node) {</text:p>
      <text:p text:style-name="P1"><text:s text:c="4"/>return;</text:p>
      <text:p text:style-name="P1"><text:s text:c="2"/>}</text:p>
      <text:p text:style-name="P1"><text:s text:c="2"/>layoutChanged |= create;</text:p>
      <text:p text:style-name="P1"/>
      <text:p text:style-name="P1"><text:s text:c="2"/>if( remove) {</text:p>
      <text:p text:style-name="P1"><text:s text:c="4"/>// Indicate visually that this participant has been destroyed.</text:p>
      <text:p text:style-name="P1"><text:s text:c="4"/>// @TODO: This should probably recursively modify the children as well.</text:p>
      <text:p text:style-name="P1"><text:s text:c="4"/>node-&gt;setColor(1,QColor("#ffbfbf"));</text:p>
      <text:p text:style-name="P1"/>
      <text:p text:style-name="P1"><text:s text:c="4"/>this-&gt;model_-&gt;changed();</text:p>
      <text:p text:style-name="P1"><text:s text:c="4"/>return;</text:p>
      <text:p text:style-name="P1"><text:s text:c="2"/>}</text:p>
      <text:p text:style-name="P1"/>
      <text:p text:style-name="P1"><text:s text:c="2"/>// Process the Qos data for this node.</text:p>
      <text:p text:style-name="P1"><text:s text:c="2"/>this-&gt;managePublicationQos( node, data, layoutChanged, dataChanged);</text:p>
      <text:p text:style-name="P1"/>
      <text:p text:style-name="P1"><text:s text:c="2"/>// Notify the GUI if we have changed the underlying model.</text:p>
      <text:p text:style-name="P1"><text:s text:c="2"/>if( layoutChanged) {</text:p>
      <text:p text:style-name="P1"><text:s text:c="4"/>/// @TODO: Check that we really do not need to do updated here.</text:p>
      <text:p text:style-name="P1"><text:s text:c="4"/>this-&gt;model_-&gt;changed();</text:p>
      <text:p text:style-name="P1"><text:s text:c="4"/>//this-&gt;model_-&gt;updated( node, 1, (*node)[ node-&gt;size()-1], 1);</text:p>
      <text:p text:style-name="P1"/>
      <text:p text:style-name="P1"><text:s text:c="2"/>} else if( dataChanged) {</text:p>
      <text:p text:style-name="P1"><text:s text:c="4"/>this-&gt;model_-&gt;changed();</text:p>
      <text:p text:style-name="P1"><text:soft-page-break/><text:s text:c="4"/>//this-&gt;model_-&gt;updated( node, 1, (*node)[ node-&gt;size()-1], 1);</text:p>
      <text:p text:style-name="P1"><text:s text:c="2"/>}</text:p>
      <text:p text:style-name="P1">}</text:p>
      <text:p text:style-name="P1"/>
      <text:p text:style-name="P1">template&lt;&gt;</text:p>
      <text:p text:style-name="P1">inline</text:p>
      <text:p text:style-name="P1">void</text:p>
      <text:p text:style-name="P1">MonitorDataStorage::update&lt;DDS::SubscriptionBuiltinTopicData&gt;(</text:p>
      <text:p text:style-name="P1"><text:s text:c="2"/>const DDS::SubscriptionBuiltinTopicData&amp; data,</text:p>
      <text:p text:style-name="P1"><text:s text:c="2"/>DDS::DomainParticipant_ptr /*participant*/,</text:p>
      <text:p text:style-name="P1"><text:s text:c="2"/>bool remove)</text:p>
      <text:p text:style-name="P1">{</text:p>
      <text:p text:style-name="P1"><text:s text:c="2"/>// <text:s/>struct SubscriptionBuiltinTopicData {</text:p>
      <text:p text:style-name="P1"><text:s text:c="2"/>// <text:s text:c="3"/>BuiltinTopicKey_t key;</text:p>
      <text:p text:style-name="P1"><text:s text:c="2"/>// <text:s text:c="3"/>BuiltinTopicKey_t participant_key;</text:p>
      <text:p text:style-name="P1"><text:s text:c="2"/>// <text:s text:c="3"/>string topic_name;</text:p>
      <text:p text:style-name="P1"><text:s text:c="2"/>// <text:s text:c="3"/>string type_name;</text:p>
      <text:p text:style-name="P1"><text:s text:c="2"/>// <text:s text:c="3"/>DurabilityQosPolicy durability;</text:p>
      <text:p text:style-name="P1"><text:s text:c="2"/>// <text:s text:c="3"/>DeadlineQosPolicy deadline;</text:p>
      <text:p text:style-name="P1"><text:s text:c="2"/>// <text:s text:c="3"/>LatencyBudgetQosPolicy latency_budget;</text:p>
      <text:p text:style-name="P1"><text:s text:c="2"/>// <text:s text:c="3"/>LivelinessQosPolicy liveliness;</text:p>
      <text:p text:style-name="P1"><text:s text:c="2"/>// <text:s text:c="3"/>ReliabilityQosPolicy reliability;</text:p>
      <text:p text:style-name="P1"><text:s text:c="2"/>// <text:s text:c="3"/>OwnershipQosPolicy ownership;</text:p>
      <text:p text:style-name="P1"><text:s text:c="2"/>// <text:s text:c="3"/>DestinationOrderQosPolicy destination_order;</text:p>
      <text:p text:style-name="P1"><text:s text:c="2"/>// <text:s text:c="3"/>UserDataQosPolicy user_data;</text:p>
      <text:p text:style-name="P1"><text:s text:c="2"/>// <text:s text:c="3"/>TimeBasedFilterQosPolicy time_based_filter;</text:p>
      <text:p text:style-name="P1"><text:s text:c="2"/>// <text:s text:c="3"/>PresentationQosPolicy presentation;</text:p>
      <text:p text:style-name="P1"><text:s text:c="2"/>// <text:s text:c="3"/>PartitionQosPolicy partition;</text:p>
      <text:p text:style-name="P1"><text:s text:c="2"/>// <text:s text:c="3"/>TopicDataQosPolicy topic_data;</text:p>
      <text:p text:style-name="P1"><text:s text:c="2"/>// <text:s text:c="3"/>GroupDataQosPolicy group_data;</text:p>
      <text:p text:style-name="P1"><text:s text:c="2"/>// <text:s/>};</text:p>
      <text:p text:style-name="P1"/>
      <text:p text:style-name="P1"><text:s text:c="2"/>// Extract a GUID from the key.</text:p>
      <text:p text:style-name="P1"><text:s text:c="2"/>const OpenDDS::DCPS::RepoId id = OpenDDS::DCPS::bit_key_to_repo_id(data.key);</text:p>
      <text:p text:style-name="P1"/>
      <text:p text:style-name="P1"><text:s text:c="2"/>OpenDDS::DCPS::LogGuid converter( id);</text:p>
      <text:p text:style-name="P1"><text:s text:c="2"/>ACE_DEBUG((LM_DEBUG,</text:p>
      <text:p text:style-name="P1"><text:s text:c="4"/>ACE_TEXT("(%P|%t) MonitorDataStorage::update() - ")</text:p>
      <text:p text:style-name="P1"><text:s text:c="4"/>ACE_TEXT("%s Subscription Builtin Topic %C, key: ")</text:p>
      <text:p text:style-name="P1"><text:s text:c="4"/>ACE_TEXT("[0x%x, 0x%x, 0x%x].\n"),</text:p>
      <text:p text:style-name="P1"><text:s text:c="4"/>remove? "removing": "processing",</text:p>
      <text:p text:style-name="P1"><text:s text:c="4"/>(id == OpenDDS::DCPS::GUID_UNKNOWN)? "GUID_UNKNOWN":</text:p>
      <text:p text:style-name="P1"><text:s text:c="4"/>std::string(converter).c_str(),</text:p>
      <text:p text:style-name="P1"><text:s text:c="4"/>data.key.value[0], data.key.value[1], data.key.value[2]</text:p>
      <text:p text:style-name="P1"><text:s text:c="2"/>));</text:p>
      <text:p text:style-name="P1"/>
      <text:p text:style-name="P1"><text:s text:c="2"/>// Retain knowledge of node insertions, updates, and deletions.</text:p>
      <text:p text:style-name="P1"><text:s text:c="2"/>bool create <text:s text:c="7"/>= false;</text:p>
      <text:p text:style-name="P1"><text:s text:c="2"/>bool layoutChanged = false;</text:p>
      <text:p text:style-name="P1"><text:s text:c="2"/>bool dataChanged <text:s text:c="2"/>= false;</text:p>
      <text:p text:style-name="P1"/>
      <text:p text:style-name="P1"><text:s text:c="2"/>// Find or create a DomainParticipant node for this data.</text:p>
      <text:p text:style-name="P1"><text:s text:c="2"/>TreeNode* node = this-&gt;getNode(</text:p>
      <text:p text:style-name="P1"><text:s text:c="21"/>std::string(),</text:p>
      <text:p text:style-name="P1"><text:s text:c="21"/>OpenDDS::DCPS::GUID_UNKNOWN,</text:p>
      <text:p text:style-name="P1"><text:s text:c="21"/>id,</text:p>
      <text:p text:style-name="P1"><text:s text:c="21"/>create</text:p>
      <text:p text:style-name="P1"><text:s text:c="19"/>);</text:p>
      <text:p text:style-name="P1"><text:s text:c="2"/>if( !node) {</text:p>
      <text:p text:style-name="P1"><text:soft-page-break/><text:s text:c="4"/>return;</text:p>
      <text:p text:style-name="P1"><text:s text:c="2"/>}</text:p>
      <text:p text:style-name="P1"><text:s text:c="2"/>layoutChanged |= create;</text:p>
      <text:p text:style-name="P1"/>
      <text:p text:style-name="P1"><text:s text:c="2"/>if( remove) {</text:p>
      <text:p text:style-name="P1"><text:s text:c="4"/>// Indicate visually that this participant has been destroyed.</text:p>
      <text:p text:style-name="P1"><text:s text:c="4"/>// @TODO: This should probably recursively modify the children as well.</text:p>
      <text:p text:style-name="P1"><text:s text:c="4"/>node-&gt;setColor(1,QColor("#ffbfbf"));</text:p>
      <text:p text:style-name="P1"/>
      <text:p text:style-name="P1"><text:s text:c="4"/>this-&gt;model_-&gt;changed();</text:p>
      <text:p text:style-name="P1"><text:s text:c="4"/>return;</text:p>
      <text:p text:style-name="P1"><text:s text:c="2"/>}</text:p>
      <text:p text:style-name="P1"/>
      <text:p text:style-name="P1"><text:s text:c="2"/>// Process the Qos data for this node.</text:p>
      <text:p text:style-name="P1"><text:s text:c="2"/>this-&gt;manageSubscriptionQos( node, data, layoutChanged, dataChanged);</text:p>
      <text:p text:style-name="P1"/>
      <text:p text:style-name="P1"><text:s text:c="2"/>// Notify the GUI if we have changed the underlying model.</text:p>
      <text:p text:style-name="P1"><text:s text:c="2"/>if( layoutChanged) {</text:p>
      <text:p text:style-name="P1"><text:s text:c="4"/>/// @TODO: Check that we really do not need to do updated here.</text:p>
      <text:p text:style-name="P1"><text:s text:c="4"/>this-&gt;model_-&gt;changed();</text:p>
      <text:p text:style-name="P1"><text:s text:c="4"/>//this-&gt;model_-&gt;updated( node, 1, (*node)[ node-&gt;size()-1], 1);</text:p>
      <text:p text:style-name="P1"/>
      <text:p text:style-name="P1"><text:s text:c="2"/>} else if( dataChanged) {</text:p>
      <text:p text:style-name="P1"><text:s text:c="4"/>this-&gt;model_-&gt;changed();</text:p>
      <text:p text:style-name="P1"><text:s text:c="4"/>//this-&gt;model_-&gt;updated( node, 1, (*node)[ node-&gt;size()-1], 1);</text:p>
      <text:p text:style-name="P1"><text:s text:c="2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16T08:31:44.354965796</dc:date>
    <meta:editing-duration>PT1M28S</meta:editing-duration>
    <meta:editing-cycles>1</meta:editing-cycles>
    <meta:document-statistic meta:table-count="0" meta:image-count="0" meta:object-count="0" meta:page-count="22" meta:paragraph-count="1120" meta:word-count="3647" meta:character-count="35508" meta:non-whitespace-character-count="28383"/>
    <meta:generator>LibreOffice/5.1.6.2$Linux_X86_64 LibreOffice_project/10m0$Build-2</meta:generator>
  </office:meta>
</office:document-meta>
</file>